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form</text:p>
          </table:table-cell>
          <table:table-cell table:style-name="ce3" office:value-type="string" calcext:value-type="string">
            <text:p>Binomial</text:p>
          </table:table-cell>
          <table:table-cell table:style-name="ce3"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table:style-name="ce2" office:value-type="float" office:value="742.596" calcext:value-type="float">
            <text:p>742.6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9482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2" office:value-type="float" office:value="609.665" calcext:value-type="float">
            <text:p>609.6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8189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2" office:value-type="float" office:value="430.151" calcext:value-type="float">
            <text:p>430.1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40436" calcext:value-type="float">
            <text:p>6.40</text:p>
          </table:table-cell>
          <table:table-cell table:number-columns-repeated="1021"/>
        </table:table-row>
        <table:table-row table:style-name="ro1">
          <table:table-cell table:style-name="ce2" office:value-type="float" office:value="282.057" calcext:value-type="float">
            <text:p>282.0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4177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2" office:value-type="float" office:value="868.763" calcext:value-type="float">
            <text:p>868.7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4175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984.4" calcext:value-type="float">
            <text:p>984.4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.10935" calcext:value-type="float">
            <text:p>5.11</text:p>
          </table:table-cell>
          <table:table-cell table:number-columns-repeated="1021"/>
        </table:table-row>
        <table:table-row table:style-name="ro1">
          <table:table-cell table:style-name="ce2" office:value-type="float" office:value="822.745" calcext:value-type="float">
            <text:p>822.7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974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2" office:value-type="float" office:value="342.88" calcext:value-type="float">
            <text:p>342.8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9702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53.2422" calcext:value-type="float">
            <text:p>53.2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82859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2" office:value-type="float" office:value="471.759" calcext:value-type="float">
            <text:p>471.7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76271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2" office:value-type="float" office:value="869.654" calcext:value-type="float">
            <text:p>869.6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5926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2" office:value-type="float" office:value="376.693" calcext:value-type="float">
            <text:p>376.6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7505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637.739" calcext:value-type="float">
            <text:p>637.7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19358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2" office:value-type="float" office:value="959.645" calcext:value-type="float">
            <text:p>959.65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3.46912" calcext:value-type="float">
            <text:p>3.47</text:p>
          </table:table-cell>
          <table:table-cell table:number-columns-repeated="1021"/>
        </table:table-row>
        <table:table-row table:style-name="ro1">
          <table:table-cell table:style-name="ce2" office:value-type="float" office:value="465.764" calcext:value-type="float">
            <text:p>465.7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.5340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2" office:value-type="float" office:value="738.008" calcext:value-type="float">
            <text:p>738.0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94797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128.445" calcext:value-type="float">
            <text:p>128.4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2323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2" office:value-type="float" office:value="611.976" calcext:value-type="float">
            <text:p>611.9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8221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2" office:value-type="float" office:value="788.892" calcext:value-type="float">
            <text:p>788.8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31213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287.889" calcext:value-type="float">
            <text:p>287.8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3916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2" office:value-type="float" office:value="81.7978" calcext:value-type="float">
            <text:p>81.8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091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726.489" calcext:value-type="float">
            <text:p>726.4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21707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float" office:value="246.834" calcext:value-type="float">
            <text:p>246.8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88543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2" office:value-type="float" office:value="245.197" calcext:value-type="float">
            <text:p>245.2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33248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820.564" calcext:value-type="float">
            <text:p>820.5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84162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2" office:value-type="float" office:value="194.825" calcext:value-type="float">
            <text:p>194.8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02493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2" office:value-type="float" office:value="315.884" calcext:value-type="float">
            <text:p>315.8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54994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float" office:value="221.91" calcext:value-type="float">
            <text:p>221.9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9014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692.472" calcext:value-type="float">
            <text:p>692.4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57563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2" office:value-type="float" office:value="134.478" calcext:value-type="float">
            <text:p>134.4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15086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2" office:value-type="float" office:value="212.245" calcext:value-type="float">
            <text:p>212.2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95527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2" office:value-type="float" office:value="577.379" calcext:value-type="float">
            <text:p>577.3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9041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2" office:value-type="float" office:value="232.07" calcext:value-type="float">
            <text:p>232.0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48822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float" office:value="369.837" calcext:value-type="float">
            <text:p>369.8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83127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2" office:value-type="float" office:value="748.251" calcext:value-type="float">
            <text:p>748.2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64819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float" office:value="920.715" calcext:value-type="float">
            <text:p>920.7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56241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2" office:value-type="float" office:value="337.766" calcext:value-type="float">
            <text:p>337.7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92153" calcext:value-type="float">
            <text:p>5.92</text:p>
          </table:table-cell>
          <table:table-cell table:number-columns-repeated="1021"/>
        </table:table-row>
        <table:table-row table:style-name="ro1">
          <table:table-cell table:style-name="ce2" office:value-type="float" office:value="316.832" calcext:value-type="float">
            <text:p>316.8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63348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2" office:value-type="float" office:value="72.3802" calcext:value-type="float">
            <text:p>72.3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72274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2" office:value-type="float" office:value="167.382" calcext:value-type="float">
            <text:p>167.3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5592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904.206" calcext:value-type="float">
            <text:p>904.2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21813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float" office:value="309.966" calcext:value-type="float">
            <text:p>309.97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08998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2" office:value-type="float" office:value="479.12" calcext:value-type="float">
            <text:p>479.1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73314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2" office:value-type="float" office:value="396.194" calcext:value-type="float">
            <text:p>396.1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7959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2" office:value-type="float" office:value="331.496" calcext:value-type="float">
            <text:p>331.5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27179" calcext:value-type="float">
            <text:p>6.27</text:p>
          </table:table-cell>
          <table:table-cell table:number-columns-repeated="1021"/>
        </table:table-row>
        <table:table-row table:style-name="ro1">
          <table:table-cell table:style-name="ce2" office:value-type="float" office:value="784.785" calcext:value-type="float">
            <text:p>784.7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7371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714.597" calcext:value-type="float">
            <text:p>714.6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93561" calcext:value-type="float">
            <text:p>5.94</text:p>
          </table:table-cell>
          <table:table-cell table:number-columns-repeated="1021"/>
        </table:table-row>
        <table:table-row table:style-name="ro1">
          <table:table-cell table:style-name="ce2" office:value-type="float" office:value="231.177" calcext:value-type="float">
            <text:p>231.1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15752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2" office:value-type="float" office:value="971.793" calcext:value-type="float">
            <text:p>971.7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2079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float" office:value="618.796" calcext:value-type="float">
            <text:p>618.8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52396" calcext:value-type="float">
            <text:p>5.52</text:p>
          </table:table-cell>
          <table:table-cell table:number-columns-repeated="1021"/>
        </table:table-row>
        <table:table-row table:style-name="ro1">
          <table:table-cell table:style-name="ce2" office:value-type="float" office:value="330.85" calcext:value-type="float">
            <text:p>330.8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0108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725.597" calcext:value-type="float">
            <text:p>725.6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03409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2" office:value-type="float" office:value="540.741" calcext:value-type="float">
            <text:p>540.7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79827" calcext:value-type="float">
            <text:p>3.80</text:p>
          </table:table-cell>
          <table:table-cell table:number-columns-repeated="1021"/>
        </table:table-row>
        <table:table-row table:style-name="ro1">
          <table:table-cell table:style-name="ce2" office:value-type="float" office:value="190.647" calcext:value-type="float">
            <text:p>190.6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3.29049" calcext:value-type="float">
            <text:p>3.29</text:p>
          </table:table-cell>
          <table:table-cell table:number-columns-repeated="1021"/>
        </table:table-row>
        <table:table-row table:style-name="ro1">
          <table:table-cell table:style-name="ce2" office:value-type="float" office:value="535.281" calcext:value-type="float">
            <text:p>535.2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4608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2" office:value-type="float" office:value="735.726" calcext:value-type="float">
            <text:p>735.7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6.07074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2" office:value-type="float" office:value="938.942" calcext:value-type="float">
            <text:p>938.9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5474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2" office:value-type="float" office:value="200.145" calcext:value-type="float">
            <text:p>200.1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09307" calcext:value-type="float">
            <text:p>6.09</text:p>
          </table:table-cell>
          <table:table-cell table:number-columns-repeated="1021"/>
        </table:table-row>
        <table:table-row table:style-name="ro1">
          <table:table-cell table:style-name="ce2" office:value-type="float" office:value="137.017" calcext:value-type="float">
            <text:p>137.0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2328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float" office:value="997.459" calcext:value-type="float">
            <text:p>997.4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2491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float" office:value="239.262" calcext:value-type="float">
            <text:p>239.2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36347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2" office:value-type="float" office:value="860.931" calcext:value-type="float">
            <text:p>860.9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9886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655.643" calcext:value-type="float">
            <text:p>655.6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.18977" calcext:value-type="float">
            <text:p>7.19</text:p>
          </table:table-cell>
          <table:table-cell table:number-columns-repeated="1021"/>
        </table:table-row>
        <table:table-row table:style-name="ro1">
          <table:table-cell table:style-name="ce2" office:value-type="float" office:value="495.308" calcext:value-type="float">
            <text:p>495.3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68988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float" office:value="133.574" calcext:value-type="float">
            <text:p>133.5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8344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float" office:value="754.329" calcext:value-type="float">
            <text:p>754.3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29165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2" office:value-type="float" office:value="52.026" calcext:value-type="float">
            <text:p>52.0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1879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2" office:value-type="float" office:value="695.878" calcext:value-type="float">
            <text:p>695.8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.75461" calcext:value-type="float">
            <text:p>3.75</text:p>
          </table:table-cell>
          <table:table-cell table:number-columns-repeated="1021"/>
        </table:table-row>
        <table:table-row table:style-name="ro1">
          <table:table-cell table:style-name="ce2" office:value-type="float" office:value="179.287" calcext:value-type="float">
            <text:p>179.2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4236" calcext:value-type="float">
            <text:p>3.42</text:p>
          </table:table-cell>
          <table:table-cell table:number-columns-repeated="1021"/>
        </table:table-row>
        <table:table-row table:style-name="ro1">
          <table:table-cell table:style-name="ce2" office:value-type="float" office:value="737.106" calcext:value-type="float">
            <text:p>737.1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7295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2" office:value-type="float" office:value="878.802" calcext:value-type="float">
            <text:p>878.8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9125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float" office:value="935.094" calcext:value-type="float">
            <text:p>935.0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1791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float" office:value="25.0922" calcext:value-type="float">
            <text:p>25.0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92522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float" office:value="550.121" calcext:value-type="float">
            <text:p>550.1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10241" calcext:value-type="float">
            <text:p>5.10</text:p>
          </table:table-cell>
          <table:table-cell table:number-columns-repeated="1021"/>
        </table:table-row>
        <table:table-row table:style-name="ro1">
          <table:table-cell table:style-name="ce2" office:value-type="float" office:value="380.058" calcext:value-type="float">
            <text:p>380.0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0724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2" office:value-type="float" office:value="821.07" calcext:value-type="float">
            <text:p>821.0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29908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830.045" calcext:value-type="float">
            <text:p>830.0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7903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2" office:value-type="float" office:value="795.047" calcext:value-type="float">
            <text:p>795.0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94866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float" office:value="396.902" calcext:value-type="float">
            <text:p>396.9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.95414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2" office:value-type="float" office:value="508.238" calcext:value-type="float">
            <text:p>508.2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6471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float" office:value="612.899" calcext:value-type="float">
            <text:p>612.9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6481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727.213" calcext:value-type="float">
            <text:p>727.2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31203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float" office:value="332.334" calcext:value-type="float">
            <text:p>332.3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178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2" office:value-type="float" office:value="786.142" calcext:value-type="float">
            <text:p>786.14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65617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786.649" calcext:value-type="float">
            <text:p>786.6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33118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2" office:value-type="float" office:value="571.13" calcext:value-type="float">
            <text:p>571.1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5718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float" office:value="852.56" calcext:value-type="float">
            <text:p>852.5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0496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2" office:value-type="float" office:value="473.276" calcext:value-type="float">
            <text:p>473.2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74583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13.2691" calcext:value-type="float">
            <text:p>13.2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1237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884.866" calcext:value-type="float">
            <text:p>884.8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216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724.415" calcext:value-type="float">
            <text:p>724.4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0977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2" office:value-type="float" office:value="306.033" calcext:value-type="float">
            <text:p>306.0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6422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228.893" calcext:value-type="float">
            <text:p>228.8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053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2" office:value-type="float" office:value="914.169" calcext:value-type="float">
            <text:p>914.1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5524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2" office:value-type="float" office:value="529.291" calcext:value-type="float">
            <text:p>529.2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53217" calcext:value-type="float">
            <text:p>5.53</text:p>
          </table:table-cell>
          <table:table-cell table:number-columns-repeated="1021"/>
        </table:table-row>
        <table:table-row table:style-name="ro1">
          <table:table-cell table:style-name="ce2" office:value-type="float" office:value="459.482" calcext:value-type="float">
            <text:p>459.4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.62892" calcext:value-type="float">
            <text:p>3.63</text:p>
          </table:table-cell>
          <table:table-cell table:number-columns-repeated="1021"/>
        </table:table-row>
        <table:table-row table:style-name="ro1">
          <table:table-cell table:style-name="ce2" office:value-type="float" office:value="145.361" calcext:value-type="float">
            <text:p>145.36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5.21616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float" office:value="693.547" calcext:value-type="float">
            <text:p>693.5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1172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2" office:value-type="float" office:value="275.121" calcext:value-type="float">
            <text:p>275.1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87132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324.86" calcext:value-type="float">
            <text:p>324.8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94805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745.467" calcext:value-type="float">
            <text:p>745.4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4228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2" office:value-type="float" office:value="728.896" calcext:value-type="float">
            <text:p>728.9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9141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float" office:value="41.7856" calcext:value-type="float">
            <text:p>41.7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6.50516" calcext:value-type="float">
            <text:p>6.51</text:p>
          </table:table-cell>
          <table:table-cell table:number-columns-repeated="1021"/>
        </table:table-row>
        <table:table-row table:style-name="ro1">
          <table:table-cell table:style-name="ce2" office:value-type="float" office:value="880.475" calcext:value-type="float">
            <text:p>880.4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6.32146" calcext:value-type="float">
            <text:p>6.32</text:p>
          </table:table-cell>
          <table:table-cell table:number-columns-repeated="1021"/>
        </table:table-row>
        <table:table-row table:style-name="ro1">
          <table:table-cell table:style-name="ce2" office:value-type="float" office:value="407.231" calcext:value-type="float">
            <text:p>407.2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57258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2" office:value-type="float" office:value="214.516" calcext:value-type="float">
            <text:p>214.5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22548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float" office:value="576.988" calcext:value-type="float">
            <text:p>576.9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8745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405.827" calcext:value-type="float">
            <text:p>405.8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9416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2" office:value-type="float" office:value="332.702" calcext:value-type="float">
            <text:p>332.7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45665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float" office:value="60.7163" calcext:value-type="float">
            <text:p>60.7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84815" calcext:value-type="float">
            <text:p>5.85</text:p>
          </table:table-cell>
          <table:table-cell table:number-columns-repeated="1021"/>
        </table:table-row>
        <table:table-row table:style-name="ro1">
          <table:table-cell table:style-name="ce2" office:value-type="float" office:value="831.243" calcext:value-type="float">
            <text:p>831.2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3139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118.015" calcext:value-type="float">
            <text:p>118.0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3342" calcext:value-type="float">
            <text:p>5.53</text:p>
          </table:table-cell>
          <table:table-cell table:number-columns-repeated="1021"/>
        </table:table-row>
        <table:table-row table:style-name="ro1">
          <table:table-cell table:style-name="ce2" office:value-type="float" office:value="715.149" calcext:value-type="float">
            <text:p>715.1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89235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2" office:value-type="float" office:value="712.162" calcext:value-type="float">
            <text:p>712.1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1843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float" office:value="299.49" calcext:value-type="float">
            <text:p>299.4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00614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2" office:value-type="float" office:value="39.5892" calcext:value-type="float">
            <text:p>39.5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3384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float" office:value="33.2997" calcext:value-type="float">
            <text:p>33.3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1771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2" office:value-type="float" office:value="577.076" calcext:value-type="float">
            <text:p>577.0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5784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2" office:value-type="float" office:value="703.518" calcext:value-type="float">
            <text:p>703.5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59649" calcext:value-type="float">
            <text:p>4.60</text:p>
          </table:table-cell>
          <table:table-cell table:number-columns-repeated="1021"/>
        </table:table-row>
        <table:table-row table:style-name="ro1">
          <table:table-cell table:style-name="ce2" office:value-type="float" office:value="501.97" calcext:value-type="float">
            <text:p>501.9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2851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2" office:value-type="float" office:value="872.148" calcext:value-type="float">
            <text:p>872.1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40205" calcext:value-type="float">
            <text:p>5.40</text:p>
          </table:table-cell>
          <table:table-cell table:number-columns-repeated="1021"/>
        </table:table-row>
        <table:table-row table:style-name="ro1">
          <table:table-cell table:style-name="ce2" office:value-type="float" office:value="633.858" calcext:value-type="float">
            <text:p>633.8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4386" calcext:value-type="float">
            <text:p>4.34</text:p>
          </table:table-cell>
          <table:table-cell table:number-columns-repeated="1021"/>
        </table:table-row>
        <table:table-row table:style-name="ro1">
          <table:table-cell table:style-name="ce2" office:value-type="float" office:value="697.468" calcext:value-type="float">
            <text:p>697.4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1439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740.905" calcext:value-type="float">
            <text:p>740.9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35877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2" office:value-type="float" office:value="569.282" calcext:value-type="float">
            <text:p>569.2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48508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2" office:value-type="float" office:value="794.11" calcext:value-type="float">
            <text:p>794.1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7458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2" office:value-type="float" office:value="928.844" calcext:value-type="float">
            <text:p>928.8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1924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2" office:value-type="float" office:value="883.894" calcext:value-type="float">
            <text:p>883.8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59868" calcext:value-type="float">
            <text:p>5.60</text:p>
          </table:table-cell>
          <table:table-cell table:number-columns-repeated="1021"/>
        </table:table-row>
        <table:table-row table:style-name="ro1">
          <table:table-cell table:style-name="ce2" office:value-type="float" office:value="673.653" calcext:value-type="float">
            <text:p>673.6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27314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2" office:value-type="float" office:value="551.767" calcext:value-type="float">
            <text:p>551.7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9213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2" office:value-type="float" office:value="474.183" calcext:value-type="float">
            <text:p>474.1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6174" calcext:value-type="float">
            <text:p>4.86</text:p>
          </table:table-cell>
          <table:table-cell table:number-columns-repeated="1021"/>
        </table:table-row>
        <table:table-row table:style-name="ro1">
          <table:table-cell table:style-name="ce2" office:value-type="float" office:value="642.202" calcext:value-type="float">
            <text:p>642.2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97255" calcext:value-type="float">
            <text:p>5.97</text:p>
          </table:table-cell>
          <table:table-cell table:number-columns-repeated="1021"/>
        </table:table-row>
        <table:table-row table:style-name="ro1">
          <table:table-cell table:style-name="ce2" office:value-type="float" office:value="314.346" calcext:value-type="float">
            <text:p>314.3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4308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2" office:value-type="float" office:value="986.808" calcext:value-type="float">
            <text:p>986.8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65781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float" office:value="703.669" calcext:value-type="float">
            <text:p>703.6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5689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713.479" calcext:value-type="float">
            <text:p>713.4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22622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float" office:value="978.762" calcext:value-type="float">
            <text:p>978.7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47222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2" office:value-type="float" office:value="803.484" calcext:value-type="float">
            <text:p>803.4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0447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2" office:value-type="float" office:value="716.133" calcext:value-type="float">
            <text:p>716.1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529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113.351" calcext:value-type="float">
            <text:p>113.3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72552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2" office:value-type="float" office:value="729.431" calcext:value-type="float">
            <text:p>729.4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2369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float" office:value="89.6274" calcext:value-type="float">
            <text:p>89.6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4504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2" office:value-type="float" office:value="330.674" calcext:value-type="float">
            <text:p>330.6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1001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float" office:value="382.332" calcext:value-type="float">
            <text:p>382.33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25049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float" office:value="372.045" calcext:value-type="float">
            <text:p>372.0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896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float" office:value="147.87" calcext:value-type="float">
            <text:p>147.8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40784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2" office:value-type="float" office:value="861.228" calcext:value-type="float">
            <text:p>861.2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6315" calcext:value-type="float">
            <text:p>5.63</text:p>
          </table:table-cell>
          <table:table-cell table:number-columns-repeated="1021"/>
        </table:table-row>
        <table:table-row table:style-name="ro1">
          <table:table-cell table:style-name="ce2" office:value-type="float" office:value="523.355" calcext:value-type="float">
            <text:p>523.3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97042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2" office:value-type="float" office:value="955.265" calcext:value-type="float">
            <text:p>955.2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7486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2" office:value-type="float" office:value="607.739" calcext:value-type="float">
            <text:p>607.7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23249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float" office:value="142.742" calcext:value-type="float">
            <text:p>142.74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4.6445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2" office:value-type="float" office:value="389.298" calcext:value-type="float">
            <text:p>389.3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5671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float" office:value="637.093" calcext:value-type="float">
            <text:p>637.0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203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2" office:value-type="float" office:value="906.787" calcext:value-type="float">
            <text:p>906.7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411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2" office:value-type="float" office:value="52.136" calcext:value-type="float">
            <text:p>52.1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68277" calcext:value-type="float">
            <text:p>5.68</text:p>
          </table:table-cell>
          <table:table-cell table:number-columns-repeated="1021"/>
        </table:table-row>
        <table:table-row table:style-name="ro1">
          <table:table-cell table:style-name="ce2" office:value-type="float" office:value="913.489" calcext:value-type="float">
            <text:p>913.4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20735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2" office:value-type="float" office:value="195.521" calcext:value-type="float">
            <text:p>195.5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0859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831.73" calcext:value-type="float">
            <text:p>831.7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95567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2" office:value-type="float" office:value="797.111" calcext:value-type="float">
            <text:p>797.1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0742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2" office:value-type="float" office:value="710.673" calcext:value-type="float">
            <text:p>710.6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3334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float" office:value="95.7235" calcext:value-type="float">
            <text:p>95.7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64372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2" office:value-type="float" office:value="677.207" calcext:value-type="float">
            <text:p>677.21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4.81623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float" office:value="407.178" calcext:value-type="float">
            <text:p>407.1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56207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2" office:value-type="float" office:value="344.414" calcext:value-type="float">
            <text:p>344.4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65006" calcext:value-type="float">
            <text:p>3.65</text:p>
          </table:table-cell>
          <table:table-cell table:number-columns-repeated="1021"/>
        </table:table-row>
        <table:table-row table:style-name="ro1">
          <table:table-cell table:style-name="ce2" office:value-type="float" office:value="824.059" calcext:value-type="float">
            <text:p>824.0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10795" calcext:value-type="float">
            <text:p>5.11</text:p>
          </table:table-cell>
          <table:table-cell table:number-columns-repeated="1021"/>
        </table:table-row>
        <table:table-row table:style-name="ro1">
          <table:table-cell table:style-name="ce2" office:value-type="float" office:value="231.128" calcext:value-type="float">
            <text:p>231.1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72945" calcext:value-type="float">
            <text:p>5.73</text:p>
          </table:table-cell>
          <table:table-cell table:number-columns-repeated="1021"/>
        </table:table-row>
        <table:table-row table:style-name="ro1">
          <table:table-cell table:style-name="ce2" office:value-type="float" office:value="291.639" calcext:value-type="float">
            <text:p>291.6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5552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float" office:value="984.866" calcext:value-type="float">
            <text:p>984.8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61434" calcext:value-type="float">
            <text:p>5.61</text:p>
          </table:table-cell>
          <table:table-cell table:number-columns-repeated="1021"/>
        </table:table-row>
        <table:table-row table:style-name="ro1">
          <table:table-cell table:style-name="ce2" office:value-type="float" office:value="748.623" calcext:value-type="float">
            <text:p>748.6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255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2" office:value-type="float" office:value="847.194" calcext:value-type="float">
            <text:p>847.1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2377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float" office:value="199.156" calcext:value-type="float">
            <text:p>199.1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6371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float" office:value="297.344" calcext:value-type="float">
            <text:p>297.3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16655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2" office:value-type="float" office:value="78.5254" calcext:value-type="float">
            <text:p>78.5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6563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float" office:value="411.875" calcext:value-type="float">
            <text:p>411.8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69062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2" office:value-type="float" office:value="871.751" calcext:value-type="float">
            <text:p>871.7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65205" calcext:value-type="float">
            <text:p>5.65</text:p>
          </table:table-cell>
          <table:table-cell table:number-columns-repeated="1021"/>
        </table:table-row>
        <table:table-row table:style-name="ro1">
          <table:table-cell table:style-name="ce2" office:value-type="float" office:value="84.7422" calcext:value-type="float">
            <text:p>84.7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101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2" office:value-type="float" office:value="897.143" calcext:value-type="float">
            <text:p>897.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2692" calcext:value-type="float">
            <text:p>5.43</text:p>
          </table:table-cell>
          <table:table-cell table:number-columns-repeated="1021"/>
        </table:table-row>
        <table:table-row table:style-name="ro1">
          <table:table-cell table:style-name="ce2" office:value-type="float" office:value="850.863" calcext:value-type="float">
            <text:p>850.8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683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2" office:value-type="float" office:value="956.982" calcext:value-type="float">
            <text:p>956.9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6293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55.3569" calcext:value-type="float">
            <text:p>55.3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4809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617.928" calcext:value-type="float">
            <text:p>617.9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51732" calcext:value-type="float">
            <text:p>5.52</text:p>
          </table:table-cell>
          <table:table-cell table:number-columns-repeated="1021"/>
        </table:table-row>
        <table:table-row table:style-name="ro1">
          <table:table-cell table:style-name="ce2" office:value-type="float" office:value="811.272" calcext:value-type="float">
            <text:p>811.2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596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float" office:value="338.2" calcext:value-type="float">
            <text:p>338.2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9942" calcext:value-type="float">
            <text:p>5.40</text:p>
          </table:table-cell>
          <table:table-cell table:number-columns-repeated="1021"/>
        </table:table-row>
        <table:table-row table:style-name="ro1">
          <table:table-cell table:style-name="ce2" office:value-type="float" office:value="848.639" calcext:value-type="float">
            <text:p>848.6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59412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2" office:value-type="float" office:value="987.192" calcext:value-type="float">
            <text:p>987.1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038" calcext:value-type="float">
            <text:p>4.60</text:p>
          </table:table-cell>
          <table:table-cell table:number-columns-repeated="1021"/>
        </table:table-row>
        <table:table-row table:style-name="ro1">
          <table:table-cell table:style-name="ce2" office:value-type="float" office:value="626.788" calcext:value-type="float">
            <text:p>626.7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20868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292.083" calcext:value-type="float">
            <text:p>292.0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97682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2" office:value-type="float" office:value="984.311" calcext:value-type="float">
            <text:p>984.3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8768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2" office:value-type="float" office:value="970.222" calcext:value-type="float">
            <text:p>970.2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53384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2" office:value-type="float" office:value="416.701" calcext:value-type="float">
            <text:p>416.7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60435" calcext:value-type="float">
            <text:p>3.60</text:p>
          </table:table-cell>
          <table:table-cell table:number-columns-repeated="1021"/>
        </table:table-row>
        <table:table-row table:style-name="ro1">
          <table:table-cell table:style-name="ce2" office:value-type="float" office:value="375.354" calcext:value-type="float">
            <text:p>375.3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01276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555.277" calcext:value-type="float">
            <text:p>555.2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20068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190.128" calcext:value-type="float">
            <text:p>190.13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81335" calcext:value-type="float">
            <text:p>5.81</text:p>
          </table:table-cell>
          <table:table-cell table:number-columns-repeated="1021"/>
        </table:table-row>
        <table:table-row table:style-name="ro1">
          <table:table-cell table:style-name="ce2" office:value-type="float" office:value="342.631" calcext:value-type="float">
            <text:p>342.6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1793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float" office:value="401.935" calcext:value-type="float">
            <text:p>401.9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0991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float" office:value="491.053" calcext:value-type="float">
            <text:p>491.0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14775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float" office:value="355.143" calcext:value-type="float">
            <text:p>355.1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43723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2" office:value-type="float" office:value="558.207" calcext:value-type="float">
            <text:p>558.2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0278" calcext:value-type="float">
            <text:p>4.40</text:p>
          </table:table-cell>
          <table:table-cell table:number-columns-repeated="1021"/>
        </table:table-row>
        <table:table-row table:style-name="ro1">
          <table:table-cell table:style-name="ce2" office:value-type="float" office:value="908.794" calcext:value-type="float">
            <text:p>908.7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5928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float" office:value="256.12" calcext:value-type="float">
            <text:p>256.1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056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793.894" calcext:value-type="float">
            <text:p>793.8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2977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2" office:value-type="float" office:value="793.188" calcext:value-type="float">
            <text:p>793.1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29573" calcext:value-type="float">
            <text:p>6.30</text:p>
          </table:table-cell>
          <table:table-cell table:number-columns-repeated="1021"/>
        </table:table-row>
        <table:table-row table:style-name="ro1">
          <table:table-cell table:style-name="ce2" office:value-type="float" office:value="154.62" calcext:value-type="float">
            <text:p>154.6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33819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2" office:value-type="float" office:value="647.141" calcext:value-type="float">
            <text:p>647.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7949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2" office:value-type="float" office:value="717.504" calcext:value-type="float">
            <text:p>717.5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7821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270.254" calcext:value-type="float">
            <text:p>270.2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75603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922.819" calcext:value-type="float">
            <text:p>922.8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81209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float" office:value="182.613" calcext:value-type="float">
            <text:p>182.6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31233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673.299" calcext:value-type="float">
            <text:p>673.3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252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float" office:value="184.766" calcext:value-type="float">
            <text:p>184.7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9617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302.707" calcext:value-type="float">
            <text:p>302.7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388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2" office:value-type="float" office:value="936.031" calcext:value-type="float">
            <text:p>936.0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0974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672.687" calcext:value-type="float">
            <text:p>672.6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694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2" office:value-type="float" office:value="421.088" calcext:value-type="float">
            <text:p>421.0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528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2" office:value-type="float" office:value="428.319" calcext:value-type="float">
            <text:p>428.3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1318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338.46" calcext:value-type="float">
            <text:p>338.4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07341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2" office:value-type="float" office:value="44.0383" calcext:value-type="float">
            <text:p>44.0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59611" calcext:value-type="float">
            <text:p>5.60</text:p>
          </table:table-cell>
          <table:table-cell table:number-columns-repeated="1021"/>
        </table:table-row>
        <table:table-row table:style-name="ro1">
          <table:table-cell table:style-name="ce2" office:value-type="float" office:value="307.152" calcext:value-type="float">
            <text:p>307.1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.86703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2" office:value-type="float" office:value="164.828" calcext:value-type="float">
            <text:p>164.8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417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2" office:value-type="float" office:value="773.115" calcext:value-type="float">
            <text:p>773.1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3677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684.303" calcext:value-type="float">
            <text:p>684.3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7522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2" office:value-type="float" office:value="537.773" calcext:value-type="float">
            <text:p>537.7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4927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float" office:value="969.397" calcext:value-type="float">
            <text:p>969.40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02984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2" office:value-type="float" office:value="124.423" calcext:value-type="float">
            <text:p>124.4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6754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617.711" calcext:value-type="float">
            <text:p>617.7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79031" calcext:value-type="float">
            <text:p>5.79</text:p>
          </table:table-cell>
          <table:table-cell table:number-columns-repeated="1021"/>
        </table:table-row>
        <table:table-row table:style-name="ro1">
          <table:table-cell table:style-name="ce2" office:value-type="float" office:value="832.209" calcext:value-type="float">
            <text:p>832.2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1417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2" office:value-type="float" office:value="915.676" calcext:value-type="float">
            <text:p>915.6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595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2" office:value-type="float" office:value="566.046" calcext:value-type="float">
            <text:p>566.0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6955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701.51" calcext:value-type="float">
            <text:p>701.5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92033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2" office:value-type="float" office:value="619.604" calcext:value-type="float">
            <text:p>619.6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9458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2" office:value-type="float" office:value="797.352" calcext:value-type="float">
            <text:p>797.3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2366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float" office:value="269.084" calcext:value-type="float">
            <text:p>269.0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4968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float" office:value="784.559" calcext:value-type="float">
            <text:p>784.5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7751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2" office:value-type="float" office:value="425.249" calcext:value-type="float">
            <text:p>425.2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10085" calcext:value-type="float">
            <text:p>5.10</text:p>
          </table:table-cell>
          <table:table-cell table:number-columns-repeated="1021"/>
        </table:table-row>
        <table:table-row table:style-name="ro1">
          <table:table-cell table:style-name="ce2" office:value-type="float" office:value="416.243" calcext:value-type="float">
            <text:p>416.2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9182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2" office:value-type="float" office:value="287.167" calcext:value-type="float">
            <text:p>287.1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27092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2" office:value-type="float" office:value="222.616" calcext:value-type="float">
            <text:p>222.6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608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329.046" calcext:value-type="float">
            <text:p>329.0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8726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2" office:value-type="float" office:value="374.689" calcext:value-type="float">
            <text:p>374.6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00843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274.013" calcext:value-type="float">
            <text:p>274.0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6.07809" calcext:value-type="float">
            <text:p>6.08</text:p>
          </table:table-cell>
          <table:table-cell table:number-columns-repeated="1021"/>
        </table:table-row>
        <table:table-row table:style-name="ro1">
          <table:table-cell table:style-name="ce2" office:value-type="float" office:value="192.53" calcext:value-type="float">
            <text:p>192.5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31245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346.764" calcext:value-type="float">
            <text:p>346.7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17375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2" office:value-type="float" office:value="386.406" calcext:value-type="float">
            <text:p>386.4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5964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2" office:value-type="float" office:value="347.804" calcext:value-type="float">
            <text:p>347.8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4926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378.641" calcext:value-type="float">
            <text:p>378.6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9391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2" office:value-type="float" office:value="470.913" calcext:value-type="float">
            <text:p>470.9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4126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float" office:value="410.879" calcext:value-type="float">
            <text:p>410.8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8765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158.002" calcext:value-type="float">
            <text:p>158.0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0616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391.401" calcext:value-type="float">
            <text:p>391.4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00535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880.408" calcext:value-type="float">
            <text:p>880.4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99466" calcext:value-type="float">
            <text:p>6.99</text:p>
          </table:table-cell>
          <table:table-cell table:number-columns-repeated="1021"/>
        </table:table-row>
        <table:table-row table:style-name="ro1">
          <table:table-cell table:style-name="ce2" office:value-type="float" office:value="962.851" calcext:value-type="float">
            <text:p>962.8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9361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2" office:value-type="float" office:value="936.067" calcext:value-type="float">
            <text:p>936.0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76148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976.075" calcext:value-type="float">
            <text:p>976.0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5440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float" office:value="450.406" calcext:value-type="float">
            <text:p>450.4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468" calcext:value-type="float">
            <text:p>5.35</text:p>
          </table:table-cell>
          <table:table-cell table:number-columns-repeated="1021"/>
        </table:table-row>
        <table:table-row table:style-name="ro1">
          <table:table-cell table:style-name="ce2" office:value-type="float" office:value="949.338" calcext:value-type="float">
            <text:p>949.3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09551" calcext:value-type="float">
            <text:p>6.10</text:p>
          </table:table-cell>
          <table:table-cell table:number-columns-repeated="1021"/>
        </table:table-row>
        <table:table-row table:style-name="ro1">
          <table:table-cell table:style-name="ce2" office:value-type="float" office:value="746.023" calcext:value-type="float">
            <text:p>746.0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94649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float" office:value="830.54" calcext:value-type="float">
            <text:p>830.5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557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731.432" calcext:value-type="float">
            <text:p>731.4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2899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2" office:value-type="float" office:value="506.25" calcext:value-type="float">
            <text:p>506.2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5279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252.57" calcext:value-type="float">
            <text:p>252.57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37649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2" office:value-type="float" office:value="698.391" calcext:value-type="float">
            <text:p>698.3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15273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2" office:value-type="float" office:value="374.118" calcext:value-type="float">
            <text:p>374.1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6.04136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2" office:value-type="float" office:value="108.191" calcext:value-type="float">
            <text:p>108.1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9328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2" office:value-type="float" office:value="114.781" calcext:value-type="float">
            <text:p>114.78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06718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2" office:value-type="float" office:value="154.797" calcext:value-type="float">
            <text:p>154.8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82144" calcext:value-type="float">
            <text:p>3.82</text:p>
          </table:table-cell>
          <table:table-cell table:number-columns-repeated="1021"/>
        </table:table-row>
        <table:table-row table:style-name="ro1">
          <table:table-cell table:style-name="ce2" office:value-type="float" office:value="985.194" calcext:value-type="float">
            <text:p>985.1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93381" calcext:value-type="float">
            <text:p>5.93</text:p>
          </table:table-cell>
          <table:table-cell table:number-columns-repeated="1021"/>
        </table:table-row>
        <table:table-row table:style-name="ro1">
          <table:table-cell table:style-name="ce2" office:value-type="float" office:value="572.581" calcext:value-type="float">
            <text:p>572.5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0174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49.4903" calcext:value-type="float">
            <text:p>49.4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5374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float" office:value="448.872" calcext:value-type="float">
            <text:p>448.8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8394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2" office:value-type="float" office:value="770.93" calcext:value-type="float">
            <text:p>770.9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66182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838.832" calcext:value-type="float">
            <text:p>838.8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0485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95.6635" calcext:value-type="float">
            <text:p>95.6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2981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float" office:value="399.518" calcext:value-type="float">
            <text:p>399.5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47875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2" office:value-type="float" office:value="171.983" calcext:value-type="float">
            <text:p>171.9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83992" calcext:value-type="float">
            <text:p>3.84</text:p>
          </table:table-cell>
          <table:table-cell table:number-columns-repeated="1021"/>
        </table:table-row>
        <table:table-row table:style-name="ro1">
          <table:table-cell table:style-name="ce2" office:value-type="float" office:value="176.594" calcext:value-type="float">
            <text:p>176.5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89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2" office:value-type="float" office:value="912.148" calcext:value-type="float">
            <text:p>912.1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2896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float" office:value="844.06" calcext:value-type="float">
            <text:p>844.06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353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2" office:value-type="float" office:value="268.798" calcext:value-type="float">
            <text:p>268.8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915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2" office:value-type="float" office:value="843.849" calcext:value-type="float">
            <text:p>843.8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7424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100.201" calcext:value-type="float">
            <text:p>100.2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5324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float" office:value="772.532" calcext:value-type="float">
            <text:p>772.5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90415" calcext:value-type="float">
            <text:p>5.90</text:p>
          </table:table-cell>
          <table:table-cell table:number-columns-repeated="1021"/>
        </table:table-row>
        <table:table-row table:style-name="ro1">
          <table:table-cell table:style-name="ce2" office:value-type="float" office:value="754.666" calcext:value-type="float">
            <text:p>754.6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7099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2" office:value-type="float" office:value="181.944" calcext:value-type="float">
            <text:p>181.9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13751" calcext:value-type="float">
            <text:p>6.14</text:p>
          </table:table-cell>
          <table:table-cell table:number-columns-repeated="1021"/>
        </table:table-row>
        <table:table-row table:style-name="ro1">
          <table:table-cell table:style-name="ce2" office:value-type="float" office:value="249.872" calcext:value-type="float">
            <text:p>249.8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0367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2" office:value-type="float" office:value="452.447" calcext:value-type="float">
            <text:p>452.4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31203" calcext:value-type="float">
            <text:p>3.31</text:p>
          </table:table-cell>
          <table:table-cell table:number-columns-repeated="1021"/>
        </table:table-row>
        <table:table-row table:style-name="ro1">
          <table:table-cell table:style-name="ce2" office:value-type="float" office:value="611.541" calcext:value-type="float">
            <text:p>611.5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42114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2" office:value-type="float" office:value="997.119" calcext:value-type="float">
            <text:p>997.1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73465" calcext:value-type="float">
            <text:p>3.73</text:p>
          </table:table-cell>
          <table:table-cell table:number-columns-repeated="1021"/>
        </table:table-row>
        <table:table-row table:style-name="ro1">
          <table:table-cell table:style-name="ce2" office:value-type="float" office:value="83.9832" calcext:value-type="float">
            <text:p>83.9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8943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2" office:value-type="float" office:value="784.435" calcext:value-type="float">
            <text:p>784.4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8922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2" office:value-type="float" office:value="682.923" calcext:value-type="float">
            <text:p>682.92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64137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2" office:value-type="float" office:value="960.02" calcext:value-type="float">
            <text:p>960.0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604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2" office:value-type="float" office:value="161.486" calcext:value-type="float">
            <text:p>161.4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7573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2" office:value-type="float" office:value="406.17" calcext:value-type="float">
            <text:p>406.1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84416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2" office:value-type="float" office:value="25.4632" calcext:value-type="float">
            <text:p>25.4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028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2" office:value-type="float" office:value="575.778" calcext:value-type="float">
            <text:p>575.7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16175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2" office:value-type="float" office:value="652.08" calcext:value-type="float">
            <text:p>652.0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31576" calcext:value-type="float">
            <text:p>6.32</text:p>
          </table:table-cell>
          <table:table-cell table:number-columns-repeated="1021"/>
        </table:table-row>
        <table:table-row table:style-name="ro1">
          <table:table-cell table:style-name="ce2" office:value-type="float" office:value="564.895" calcext:value-type="float">
            <text:p>564.9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94739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2" office:value-type="float" office:value="21.449" calcext:value-type="float">
            <text:p>21.4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.77094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2" office:value-type="float" office:value="535.362" calcext:value-type="float">
            <text:p>535.3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82686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2" office:value-type="float" office:value="35.063" calcext:value-type="float">
            <text:p>35.0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6.27444" calcext:value-type="float">
            <text:p>6.27</text:p>
          </table:table-cell>
          <table:table-cell table:number-columns-repeated="1021"/>
        </table:table-row>
        <table:table-row table:style-name="ro1">
          <table:table-cell table:style-name="ce2" office:value-type="float" office:value="393.313" calcext:value-type="float">
            <text:p>393.31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39112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2" office:value-type="float" office:value="299.307" calcext:value-type="float">
            <text:p>299.3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5881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float" office:value="349.048" calcext:value-type="float">
            <text:p>349.0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9785" calcext:value-type="float">
            <text:p>5.10</text:p>
          </table:table-cell>
          <table:table-cell table:number-columns-repeated="1021"/>
        </table:table-row>
        <table:table-row table:style-name="ro1">
          <table:table-cell table:style-name="ce2" office:value-type="float" office:value="494.527" calcext:value-type="float">
            <text:p>494.5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0535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float" office:value="356.485" calcext:value-type="float">
            <text:p>356.4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18921" calcext:value-type="float">
            <text:p>6.19</text:p>
          </table:table-cell>
          <table:table-cell table:number-columns-repeated="1021"/>
        </table:table-row>
        <table:table-row table:style-name="ro1">
          <table:table-cell table:style-name="ce2" office:value-type="float" office:value="751.818" calcext:value-type="float">
            <text:p>751.8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9696" calcext:value-type="float">
            <text:p>5.40</text:p>
          </table:table-cell>
          <table:table-cell table:number-columns-repeated="1021"/>
        </table:table-row>
        <table:table-row table:style-name="ro1">
          <table:table-cell table:style-name="ce2" office:value-type="float" office:value="112.293" calcext:value-type="float">
            <text:p>112.2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47566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2" office:value-type="float" office:value="805.357" calcext:value-type="float">
            <text:p>805.3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03838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2" office:value-type="float" office:value="944.407" calcext:value-type="float">
            <text:p>944.4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01536" calcext:value-type="float">
            <text:p>6.02</text:p>
          </table:table-cell>
          <table:table-cell table:number-columns-repeated="1021"/>
        </table:table-row>
        <table:table-row table:style-name="ro1">
          <table:table-cell table:style-name="ce2" office:value-type="float" office:value="453.109" calcext:value-type="float">
            <text:p>453.11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3.50893" calcext:value-type="float">
            <text:p>3.51</text:p>
          </table:table-cell>
          <table:table-cell table:number-columns-repeated="1021"/>
        </table:table-row>
        <table:table-row table:style-name="ro1">
          <table:table-cell table:style-name="ce2" office:value-type="float" office:value="932.738" calcext:value-type="float">
            <text:p>932.7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1588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2" office:value-type="float" office:value="359.201" calcext:value-type="float">
            <text:p>359.2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94437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277.474" calcext:value-type="float">
            <text:p>277.4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7308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2" office:value-type="float" office:value="580.005" calcext:value-type="float">
            <text:p>580.0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4954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2" office:value-type="float" office:value="583.478" calcext:value-type="float">
            <text:p>583.4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00083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2" office:value-type="float" office:value="560.994" calcext:value-type="float">
            <text:p>560.9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79094" calcext:value-type="float">
            <text:p>3.79</text:p>
          </table:table-cell>
          <table:table-cell table:number-columns-repeated="1021"/>
        </table:table-row>
        <table:table-row table:style-name="ro1">
          <table:table-cell table:style-name="ce2" office:value-type="float" office:value="624.148" calcext:value-type="float">
            <text:p>624.1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09183" calcext:value-type="float">
            <text:p>6.09</text:p>
          </table:table-cell>
          <table:table-cell table:number-columns-repeated="1021"/>
        </table:table-row>
        <table:table-row table:style-name="ro1">
          <table:table-cell table:style-name="ce2" office:value-type="float" office:value="708.027" calcext:value-type="float">
            <text:p>708.0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54056" calcext:value-type="float">
            <text:p>3.54</text:p>
          </table:table-cell>
          <table:table-cell table:number-columns-repeated="1021"/>
        </table:table-row>
        <table:table-row table:style-name="ro1">
          <table:table-cell table:style-name="ce2" office:value-type="float" office:value="98.7789" calcext:value-type="float">
            <text:p>98.7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11859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2" office:value-type="float" office:value="52.1133" calcext:value-type="float">
            <text:p>52.11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86875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982.831" calcext:value-type="float">
            <text:p>982.83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5.53726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2" office:value-type="float" office:value="579.53" calcext:value-type="float">
            <text:p>579.5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94823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float" office:value="951.096" calcext:value-type="float">
            <text:p>951.1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406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2" office:value-type="float" office:value="791.655" calcext:value-type="float">
            <text:p>791.6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31279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111.524" calcext:value-type="float">
            <text:p>111.5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82187" calcext:value-type="float">
            <text:p>3.82</text:p>
          </table:table-cell>
          <table:table-cell table:number-columns-repeated="1021"/>
        </table:table-row>
        <table:table-row table:style-name="ro1">
          <table:table-cell table:style-name="ce2" office:value-type="float" office:value="142.009" calcext:value-type="float">
            <text:p>142.0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1499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544.559" calcext:value-type="float">
            <text:p>544.5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1269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2" office:value-type="float" office:value="588.287" calcext:value-type="float">
            <text:p>588.2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63199" calcext:value-type="float">
            <text:p>5.63</text:p>
          </table:table-cell>
          <table:table-cell table:number-columns-repeated="1021"/>
        </table:table-row>
        <table:table-row table:style-name="ro1">
          <table:table-cell table:style-name="ce2" office:value-type="float" office:value="252.35" calcext:value-type="float">
            <text:p>252.3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06111" calcext:value-type="float">
            <text:p>4.06</text:p>
          </table:table-cell>
          <table:table-cell table:number-columns-repeated="1021"/>
        </table:table-row>
        <table:table-row table:style-name="ro1">
          <table:table-cell table:style-name="ce2" office:value-type="float" office:value="324.346" calcext:value-type="float">
            <text:p>324.3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4698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float" office:value="233.288" calcext:value-type="float">
            <text:p>233.2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52485" calcext:value-type="float">
            <text:p>5.52</text:p>
          </table:table-cell>
          <table:table-cell table:number-columns-repeated="1021"/>
        </table:table-row>
        <table:table-row table:style-name="ro1">
          <table:table-cell table:style-name="ce2" office:value-type="float" office:value="640.094" calcext:value-type="float">
            <text:p>640.0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66062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647.291" calcext:value-type="float">
            <text:p>647.2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4974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float" office:value="232.775" calcext:value-type="float">
            <text:p>232.7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20166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97.9252" calcext:value-type="float">
            <text:p>97.9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13318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2" office:value-type="float" office:value="640.21" calcext:value-type="float">
            <text:p>640.2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4677" calcext:value-type="float">
            <text:p>5.65</text:p>
          </table:table-cell>
          <table:table-cell table:number-columns-repeated="1021"/>
        </table:table-row>
        <table:table-row table:style-name="ro1">
          <table:table-cell table:style-name="ce2" office:value-type="float" office:value="367.572" calcext:value-type="float">
            <text:p>367.5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7515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float" office:value="172.525" calcext:value-type="float">
            <text:p>172.5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55092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2" office:value-type="float" office:value="494.428" calcext:value-type="float">
            <text:p>494.4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81714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2" office:value-type="float" office:value="736.305" calcext:value-type="float">
            <text:p>736.3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42533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2" office:value-type="float" office:value="607.627" calcext:value-type="float">
            <text:p>607.6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1212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2" office:value-type="float" office:value="741.04" calcext:value-type="float">
            <text:p>741.0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5413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871.14" calcext:value-type="float">
            <text:p>871.14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18417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float" office:value="197.994" calcext:value-type="float">
            <text:p>197.9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0178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56.7557" calcext:value-type="float">
            <text:p>56.7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18804" calcext:value-type="float">
            <text:p>6.19</text:p>
          </table:table-cell>
          <table:table-cell table:number-columns-repeated="1021"/>
        </table:table-row>
        <table:table-row table:style-name="ro1">
          <table:table-cell table:style-name="ce2" office:value-type="float" office:value="532.929" calcext:value-type="float">
            <text:p>532.9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9339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float" office:value="496.492" calcext:value-type="float">
            <text:p>496.4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56401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2" office:value-type="float" office:value="62.8156" calcext:value-type="float">
            <text:p>62.8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8145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float" office:value="779.33" calcext:value-type="float">
            <text:p>779.3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9462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2" office:value-type="float" office:value="450.215" calcext:value-type="float">
            <text:p>450.22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24596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float" office:value="882.454" calcext:value-type="float">
            <text:p>882.4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2403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814.802" calcext:value-type="float">
            <text:p>814.8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9151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float" office:value="104.089" calcext:value-type="float">
            <text:p>104.0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6.21379" calcext:value-type="float">
            <text:p>6.21</text:p>
          </table:table-cell>
          <table:table-cell table:number-columns-repeated="1021"/>
        </table:table-row>
        <table:table-row table:style-name="ro1">
          <table:table-cell table:style-name="ce2" office:value-type="float" office:value="73.5168" calcext:value-type="float">
            <text:p>73.5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6815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2" office:value-type="float" office:value="709.415" calcext:value-type="float">
            <text:p>709.4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0037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2" office:value-type="float" office:value="31.1984" calcext:value-type="float">
            <text:p>31.2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9047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2" office:value-type="float" office:value="405.085" calcext:value-type="float">
            <text:p>405.0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1191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891.446" calcext:value-type="float">
            <text:p>891.4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76882" calcext:value-type="float">
            <text:p>5.77</text:p>
          </table:table-cell>
          <table:table-cell table:number-columns-repeated="1021"/>
        </table:table-row>
        <table:table-row table:style-name="ro1">
          <table:table-cell table:style-name="ce2" office:value-type="float" office:value="905.961" calcext:value-type="float">
            <text:p>905.9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27835" calcext:value-type="float">
            <text:p>6.28</text:p>
          </table:table-cell>
          <table:table-cell table:number-columns-repeated="1021"/>
        </table:table-row>
        <table:table-row table:style-name="ro1">
          <table:table-cell table:style-name="ce2" office:value-type="float" office:value="738.746" calcext:value-type="float">
            <text:p>738.7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.42887" calcext:value-type="float">
            <text:p>3.43</text:p>
          </table:table-cell>
          <table:table-cell table:number-columns-repeated="1021"/>
        </table:table-row>
        <table:table-row table:style-name="ro1">
          <table:table-cell table:style-name="ce2" office:value-type="float" office:value="937.632" calcext:value-type="float">
            <text:p>937.6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79038" calcext:value-type="float">
            <text:p>5.79</text:p>
          </table:table-cell>
          <table:table-cell table:number-columns-repeated="1021"/>
        </table:table-row>
        <table:table-row table:style-name="ro1">
          <table:table-cell table:style-name="ce2" office:value-type="float" office:value="179.551" calcext:value-type="float">
            <text:p>179.5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25891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2" office:value-type="float" office:value="132.353" calcext:value-type="float">
            <text:p>132.3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65004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float" office:value="674.578" calcext:value-type="float">
            <text:p>674.5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658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2" office:value-type="float" office:value="209.093" calcext:value-type="float">
            <text:p>209.0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6.8984" calcext:value-type="float">
            <text:p>6.90</text:p>
          </table:table-cell>
          <table:table-cell table:number-columns-repeated="1021"/>
        </table:table-row>
        <table:table-row table:style-name="ro1">
          <table:table-cell table:style-name="ce2" office:value-type="float" office:value="199.688" calcext:value-type="float">
            <text:p>199.6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8387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2" office:value-type="float" office:value="790.74" calcext:value-type="float">
            <text:p>790.7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1104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214.989" calcext:value-type="float">
            <text:p>214.9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69706" calcext:value-type="float">
            <text:p>3.70</text:p>
          </table:table-cell>
          <table:table-cell table:number-columns-repeated="1021"/>
        </table:table-row>
        <table:table-row table:style-name="ro1">
          <table:table-cell table:style-name="ce2" office:value-type="float" office:value="636.964" calcext:value-type="float">
            <text:p>636.9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0944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557.033" calcext:value-type="float">
            <text:p>557.0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7329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float" office:value="527.248" calcext:value-type="float">
            <text:p>527.2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40298" calcext:value-type="float">
            <text:p>4.40</text:p>
          </table:table-cell>
          <table:table-cell table:number-columns-repeated="1021"/>
        </table:table-row>
        <table:table-row table:style-name="ro1">
          <table:table-cell table:style-name="ce2" office:value-type="float" office:value="377.038" calcext:value-type="float">
            <text:p>377.0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.41848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2" office:value-type="float" office:value="537.826" calcext:value-type="float">
            <text:p>537.8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75628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2" office:value-type="float" office:value="827.415" calcext:value-type="float">
            <text:p>827.4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79419" calcext:value-type="float">
            <text:p>5.79</text:p>
          </table:table-cell>
          <table:table-cell table:number-columns-repeated="1021"/>
        </table:table-row>
        <table:table-row table:style-name="ro1">
          <table:table-cell table:style-name="ce2" office:value-type="float" office:value="675.565" calcext:value-type="float">
            <text:p>675.5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7977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2" office:value-type="float" office:value="773.349" calcext:value-type="float">
            <text:p>773.3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21167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135.769" calcext:value-type="float">
            <text:p>135.7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3551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2" office:value-type="float" office:value="686.878" calcext:value-type="float">
            <text:p>686.8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19997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517.403" calcext:value-type="float">
            <text:p>517.4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324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float" office:value="720.734" calcext:value-type="float">
            <text:p>720.7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54479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2" office:value-type="float" office:value="539.087" calcext:value-type="float">
            <text:p>539.0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6578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float" office:value="818.287" calcext:value-type="float">
            <text:p>818.2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918" calcext:value-type="float">
            <text:p>5.92</text:p>
          </table:table-cell>
          <table:table-cell table:number-columns-repeated="1021"/>
        </table:table-row>
        <table:table-row table:style-name="ro1">
          <table:table-cell table:style-name="ce2" office:value-type="float" office:value="190.696" calcext:value-type="float">
            <text:p>190.7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3175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2" office:value-type="float" office:value="915.666" calcext:value-type="float">
            <text:p>915.6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54135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float" office:value="870.43" calcext:value-type="float">
            <text:p>870.4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7767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2" office:value-type="float" office:value="967.558" calcext:value-type="float">
            <text:p>967.5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6.02633" calcext:value-type="float">
            <text:p>6.03</text:p>
          </table:table-cell>
          <table:table-cell table:number-columns-repeated="1021"/>
        </table:table-row>
        <table:table-row table:style-name="ro1">
          <table:table-cell table:style-name="ce2" office:value-type="float" office:value="772.669" calcext:value-type="float">
            <text:p>772.6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7106" calcext:value-type="float">
            <text:p>5.37</text:p>
          </table:table-cell>
          <table:table-cell table:number-columns-repeated="1021"/>
        </table:table-row>
        <table:table-row table:style-name="ro1">
          <table:table-cell table:style-name="ce2" office:value-type="float" office:value="245.451" calcext:value-type="float">
            <text:p>245.4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33172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386.097" calcext:value-type="float">
            <text:p>386.1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9571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2" office:value-type="float" office:value="664.597" calcext:value-type="float">
            <text:p>664.6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50237" calcext:value-type="float">
            <text:p>4.50</text:p>
          </table:table-cell>
          <table:table-cell table:number-columns-repeated="1021"/>
        </table:table-row>
        <table:table-row table:style-name="ro1">
          <table:table-cell table:style-name="ce2" office:value-type="float" office:value="656.415" calcext:value-type="float">
            <text:p>656.4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7427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float" office:value="40.6555" calcext:value-type="float">
            <text:p>40.66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74509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540.285" calcext:value-type="float">
            <text:p>540.29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98983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2" office:value-type="float" office:value="594.225" calcext:value-type="float">
            <text:p>594.2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0723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2" office:value-type="float" office:value="853.597" calcext:value-type="float">
            <text:p>853.6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906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2" office:value-type="float" office:value="526.784" calcext:value-type="float">
            <text:p>526.7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05266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float" office:value="513.651" calcext:value-type="float">
            <text:p>513.6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183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float" office:value="899.778" calcext:value-type="float">
            <text:p>899.7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53298" calcext:value-type="float">
            <text:p>5.53</text:p>
          </table:table-cell>
          <table:table-cell table:number-columns-repeated="1021"/>
        </table:table-row>
        <table:table-row table:style-name="ro1">
          <table:table-cell table:style-name="ce2" office:value-type="float" office:value="683.568" calcext:value-type="float">
            <text:p>683.5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7365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2" office:value-type="float" office:value="323.183" calcext:value-type="float">
            <text:p>323.1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07513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2" office:value-type="float" office:value="185.567" calcext:value-type="float">
            <text:p>185.5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59588" calcext:value-type="float">
            <text:p>4.60</text:p>
          </table:table-cell>
          <table:table-cell table:number-columns-repeated="1021"/>
        </table:table-row>
        <table:table-row table:style-name="ro1">
          <table:table-cell table:style-name="ce2" office:value-type="float" office:value="675.607" calcext:value-type="float">
            <text:p>675.6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77652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2" office:value-type="float" office:value="57.1" calcext:value-type="float">
            <text:p>57.1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4202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2" office:value-type="float" office:value="739.93" calcext:value-type="float">
            <text:p>739.9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381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2" office:value-type="float" office:value="297.977" calcext:value-type="float">
            <text:p>297.9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.11425" calcext:value-type="float">
            <text:p>6.11</text:p>
          </table:table-cell>
          <table:table-cell table:number-columns-repeated="1021"/>
        </table:table-row>
        <table:table-row table:style-name="ro1">
          <table:table-cell table:style-name="ce2" office:value-type="float" office:value="303.163" calcext:value-type="float">
            <text:p>303.1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9408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float" office:value="277.593" calcext:value-type="float">
            <text:p>277.5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578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float" office:value="607.904" calcext:value-type="float">
            <text:p>607.9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44537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2" office:value-type="float" office:value="859.58" calcext:value-type="float">
            <text:p>859.5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756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2" office:value-type="float" office:value="836.12" calcext:value-type="float">
            <text:p>836.12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76933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2" office:value-type="float" office:value="993.18" calcext:value-type="float">
            <text:p>993.1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18221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float" office:value="57.7398" calcext:value-type="float">
            <text:p>57.7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6014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693.459" calcext:value-type="float">
            <text:p>693.46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4.99688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2" office:value-type="float" office:value="312.06" calcext:value-type="float">
            <text:p>312.0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00362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2" office:value-type="float" office:value="305.185" calcext:value-type="float">
            <text:p>305.1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925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189.056" calcext:value-type="float">
            <text:p>189.0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85372" calcext:value-type="float">
            <text:p>3.85</text:p>
          </table:table-cell>
          <table:table-cell table:number-columns-repeated="1021"/>
        </table:table-row>
        <table:table-row table:style-name="ro1">
          <table:table-cell table:style-name="ce2" office:value-type="float" office:value="322.141" calcext:value-type="float">
            <text:p>322.1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46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float" office:value="728.249" calcext:value-type="float">
            <text:p>728.2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06438" calcext:value-type="float">
            <text:p>4.06</text:p>
          </table:table-cell>
          <table:table-cell table:number-columns-repeated="1021"/>
        </table:table-row>
        <table:table-row table:style-name="ro1">
          <table:table-cell table:style-name="ce2" office:value-type="float" office:value="964.786" calcext:value-type="float">
            <text:p>964.7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6471" calcext:value-type="float">
            <text:p>3.65</text:p>
          </table:table-cell>
          <table:table-cell table:number-columns-repeated="1021"/>
        </table:table-row>
        <table:table-row table:style-name="ro1">
          <table:table-cell table:style-name="ce2" office:value-type="float" office:value="767.304" calcext:value-type="float">
            <text:p>767.3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04416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2" office:value-type="float" office:value="561.5" calcext:value-type="float">
            <text:p>561.5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2627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163.288" calcext:value-type="float">
            <text:p>163.2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0833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28.9848" calcext:value-type="float">
            <text:p>28.9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0139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2" office:value-type="float" office:value="461.399" calcext:value-type="float">
            <text:p>461.4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42645" calcext:value-type="float">
            <text:p>5.43</text:p>
          </table:table-cell>
          <table:table-cell table:number-columns-repeated="1021"/>
        </table:table-row>
        <table:table-row table:style-name="ro1">
          <table:table-cell table:style-name="ce2" office:value-type="float" office:value="193.038" calcext:value-type="float">
            <text:p>193.0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8623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2" office:value-type="float" office:value="438.798" calcext:value-type="float">
            <text:p>438.8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0605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float" office:value="462.985" calcext:value-type="float">
            <text:p>462.9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1858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282.797" calcext:value-type="float">
            <text:p>282.8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58392" calcext:value-type="float">
            <text:p>3.58</text:p>
          </table:table-cell>
          <table:table-cell table:number-columns-repeated="1021"/>
        </table:table-row>
        <table:table-row table:style-name="ro1">
          <table:table-cell table:style-name="ce2" office:value-type="float" office:value="938.646" calcext:value-type="float">
            <text:p>938.6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6338" calcext:value-type="float">
            <text:p>5.63</text:p>
          </table:table-cell>
          <table:table-cell table:number-columns-repeated="1021"/>
        </table:table-row>
        <table:table-row table:style-name="ro1">
          <table:table-cell table:style-name="ce2" office:value-type="float" office:value="814.207" calcext:value-type="float">
            <text:p>814.2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14612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float" office:value="383.399" calcext:value-type="float">
            <text:p>383.4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54586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2" office:value-type="float" office:value="508.694" calcext:value-type="float">
            <text:p>508.6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15341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2" office:value-type="float" office:value="321.637" calcext:value-type="float">
            <text:p>321.6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58294" calcext:value-type="float">
            <text:p>6.58</text:p>
          </table:table-cell>
          <table:table-cell table:number-columns-repeated="1021"/>
        </table:table-row>
        <table:table-row table:style-name="ro1">
          <table:table-cell table:style-name="ce2" office:value-type="float" office:value="269.883" calcext:value-type="float">
            <text:p>269.8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1402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float" office:value="779.225" calcext:value-type="float">
            <text:p>779.2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20017" calcext:value-type="float">
            <text:p>4.20</text:p>
          </table:table-cell>
          <table:table-cell table:number-columns-repeated="1021"/>
        </table:table-row>
        <table:table-row table:style-name="ro1">
          <table:table-cell table:style-name="ce2" office:value-type="float" office:value="421.514" calcext:value-type="float">
            <text:p>421.5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9816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901.284" calcext:value-type="float">
            <text:p>901.28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20549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908.381" calcext:value-type="float">
            <text:p>908.3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30281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2" office:value-type="float" office:value="577.807" calcext:value-type="float">
            <text:p>577.8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75732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2" office:value-type="float" office:value="508.579" calcext:value-type="float">
            <text:p>508.5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9121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float" office:value="414.849" calcext:value-type="float">
            <text:p>414.8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8211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616.276" calcext:value-type="float">
            <text:p>616.2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4563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89.5342" calcext:value-type="float">
            <text:p>89.5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9684" calcext:value-type="float">
            <text:p>4.40</text:p>
          </table:table-cell>
          <table:table-cell table:number-columns-repeated="1021"/>
        </table:table-row>
        <table:table-row table:style-name="ro1">
          <table:table-cell table:style-name="ce2" office:value-type="float" office:value="655.915" calcext:value-type="float">
            <text:p>655.9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4857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float" office:value="720.084" calcext:value-type="float">
            <text:p>720.0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589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2" office:value-type="float" office:value="564.737" calcext:value-type="float">
            <text:p>564.7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5126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float" office:value="792.474" calcext:value-type="float">
            <text:p>792.47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3.8497" calcext:value-type="float">
            <text:p>3.85</text:p>
          </table:table-cell>
          <table:table-cell table:number-columns-repeated="1021"/>
        </table:table-row>
        <table:table-row table:style-name="ro1">
          <table:table-cell table:style-name="ce2" office:value-type="float" office:value="563.253" calcext:value-type="float">
            <text:p>563.2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3655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2" office:value-type="float" office:value="562.935" calcext:value-type="float">
            <text:p>562.9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193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float" office:value="129.823" calcext:value-type="float">
            <text:p>129.8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6313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2" office:value-type="float" office:value="557.436" calcext:value-type="float">
            <text:p>557.44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59211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2" office:value-type="float" office:value="704.113" calcext:value-type="float">
            <text:p>704.1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00839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2" office:value-type="float" office:value="633.535" calcext:value-type="float">
            <text:p>633.5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.15492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float" office:value="280.095" calcext:value-type="float">
            <text:p>280.1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79656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2" office:value-type="float" office:value="99.3257" calcext:value-type="float">
            <text:p>99.3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831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2" office:value-type="float" office:value="143.617" calcext:value-type="float">
            <text:p>143.6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02385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393.241" calcext:value-type="float">
            <text:p>393.2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6.66746" calcext:value-type="float">
            <text:p>6.67</text:p>
          </table:table-cell>
          <table:table-cell table:number-columns-repeated="1021"/>
        </table:table-row>
        <table:table-row table:style-name="ro1">
          <table:table-cell table:style-name="ce2" office:value-type="float" office:value="936.045" calcext:value-type="float">
            <text:p>936.0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8093" calcext:value-type="float">
            <text:p>5.28</text:p>
          </table:table-cell>
          <table:table-cell table:number-columns-repeated="1021"/>
        </table:table-row>
        <table:table-row table:style-name="ro1">
          <table:table-cell table:style-name="ce2" office:value-type="float" office:value="458.375" calcext:value-type="float">
            <text:p>458.3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1317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858.5" calcext:value-type="float">
            <text:p>858.5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671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475.964" calcext:value-type="float">
            <text:p>475.9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5748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862.143" calcext:value-type="float">
            <text:p>862.1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18628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528.2" calcext:value-type="float">
            <text:p>528.2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21996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2" office:value-type="float" office:value="908.442" calcext:value-type="float">
            <text:p>908.4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81068" calcext:value-type="float">
            <text:p>5.81</text:p>
          </table:table-cell>
          <table:table-cell table:number-columns-repeated="1021"/>
        </table:table-row>
        <table:table-row table:style-name="ro1">
          <table:table-cell table:style-name="ce2" office:value-type="float" office:value="300.595" calcext:value-type="float">
            <text:p>300.6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6.1386" calcext:value-type="float">
            <text:p>6.14</text:p>
          </table:table-cell>
          <table:table-cell table:number-columns-repeated="1021"/>
        </table:table-row>
        <table:table-row table:style-name="ro1">
          <table:table-cell table:style-name="ce2" office:value-type="float" office:value="916.831" calcext:value-type="float">
            <text:p>916.8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88547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2" office:value-type="float" office:value="90.7212" calcext:value-type="float">
            <text:p>90.72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18757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132.007" calcext:value-type="float">
            <text:p>132.0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6649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2" office:value-type="float" office:value="359.436" calcext:value-type="float">
            <text:p>359.4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06291" calcext:value-type="float">
            <text:p>6.06</text:p>
          </table:table-cell>
          <table:table-cell table:number-columns-repeated="1021"/>
        </table:table-row>
        <table:table-row table:style-name="ro1">
          <table:table-cell table:style-name="ce2" office:value-type="float" office:value="100.978" calcext:value-type="float">
            <text:p>100.9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70679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2" office:value-type="float" office:value="210.535" calcext:value-type="float">
            <text:p>210.5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5394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2" office:value-type="float" office:value="753.138" calcext:value-type="float">
            <text:p>753.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3756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2" office:value-type="float" office:value="294.373" calcext:value-type="float">
            <text:p>294.3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6497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198.541" calcext:value-type="float">
            <text:p>198.5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9428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998.174" calcext:value-type="float">
            <text:p>998.1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1784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2" office:value-type="float" office:value="51.7692" calcext:value-type="float">
            <text:p>51.7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85361" calcext:value-type="float">
            <text:p>3.85</text:p>
          </table:table-cell>
          <table:table-cell table:number-columns-repeated="1021"/>
        </table:table-row>
        <table:table-row table:style-name="ro1">
          <table:table-cell table:style-name="ce2" office:value-type="float" office:value="121.943" calcext:value-type="float">
            <text:p>121.9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64452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2" office:value-type="float" office:value="668.945" calcext:value-type="float">
            <text:p>668.9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3398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float" office:value="213.667" calcext:value-type="float">
            <text:p>213.6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3435" calcext:value-type="float">
            <text:p>4.34</text:p>
          </table:table-cell>
          <table:table-cell table:number-columns-repeated="1021"/>
        </table:table-row>
        <table:table-row table:style-name="ro1">
          <table:table-cell table:style-name="ce2" office:value-type="float" office:value="745.301" calcext:value-type="float">
            <text:p>745.3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3.96352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2" office:value-type="float" office:value="147.379" calcext:value-type="float">
            <text:p>147.3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7408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677.459" calcext:value-type="float">
            <text:p>677.46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76358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130.273" calcext:value-type="float">
            <text:p>130.2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3.22203" calcext:value-type="float">
            <text:p>3.22</text:p>
          </table:table-cell>
          <table:table-cell table:number-columns-repeated="1021"/>
        </table:table-row>
        <table:table-row table:style-name="ro1">
          <table:table-cell table:style-name="ce2" office:value-type="float" office:value="472.907" calcext:value-type="float">
            <text:p>472.9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8236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2" office:value-type="float" office:value="521.989" calcext:value-type="float">
            <text:p>521.99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28617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2" office:value-type="float" office:value="447.873" calcext:value-type="float">
            <text:p>447.87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3.19835" calcext:value-type="float">
            <text:p>3.20</text:p>
          </table:table-cell>
          <table:table-cell table:number-columns-repeated="1021"/>
        </table:table-row>
        <table:table-row table:style-name="ro1">
          <table:table-cell table:style-name="ce2" office:value-type="float" office:value="174.417" calcext:value-type="float">
            <text:p>174.4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719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2" office:value-type="float" office:value="819.186" calcext:value-type="float">
            <text:p>819.1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94065" calcext:value-type="float">
            <text:p>5.94</text:p>
          </table:table-cell>
          <table:table-cell table:number-columns-repeated="1021"/>
        </table:table-row>
        <table:table-row table:style-name="ro1">
          <table:table-cell table:style-name="ce2" office:value-type="float" office:value="656.902" calcext:value-type="float">
            <text:p>656.9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5146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2" office:value-type="float" office:value="552.87" calcext:value-type="float">
            <text:p>552.8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0938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527.004" calcext:value-type="float">
            <text:p>527.0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2005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2" office:value-type="float" office:value="979.514" calcext:value-type="float">
            <text:p>979.5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23697" calcext:value-type="float">
            <text:p>6.24</text:p>
          </table:table-cell>
          <table:table-cell table:number-columns-repeated="1021"/>
        </table:table-row>
        <table:table-row table:style-name="ro1">
          <table:table-cell table:style-name="ce2" office:value-type="float" office:value="453.327" calcext:value-type="float">
            <text:p>453.3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204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2" office:value-type="float" office:value="148.653" calcext:value-type="float">
            <text:p>148.6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65908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183.687" calcext:value-type="float">
            <text:p>183.6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8622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2" office:value-type="float" office:value="517.766" calcext:value-type="float">
            <text:p>517.77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93756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835.63" calcext:value-type="float">
            <text:p>835.6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5179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float" office:value="463.013" calcext:value-type="float">
            <text:p>463.0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1461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2" office:value-type="float" office:value="288.788" calcext:value-type="float">
            <text:p>288.7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3194" calcext:value-type="float">
            <text:p>5.63</text:p>
          </table:table-cell>
          <table:table-cell table:number-columns-repeated="1021"/>
        </table:table-row>
        <table:table-row table:style-name="ro1">
          <table:table-cell table:style-name="ce2" office:value-type="float" office:value="429.121" calcext:value-type="float">
            <text:p>429.1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88574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2" office:value-type="float" office:value="55.6014" calcext:value-type="float">
            <text:p>55.6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6376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2" office:value-type="float" office:value="119.571" calcext:value-type="float">
            <text:p>119.5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5620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2" office:value-type="float" office:value="296.986" calcext:value-type="float">
            <text:p>296.9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8124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2" office:value-type="float" office:value="465.159" calcext:value-type="float">
            <text:p>465.1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1615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float" office:value="162.626" calcext:value-type="float">
            <text:p>162.6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4638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2" office:value-type="float" office:value="379.044" calcext:value-type="float">
            <text:p>379.0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25049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2" office:value-type="float" office:value="745.945" calcext:value-type="float">
            <text:p>745.9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69807" calcext:value-type="float">
            <text:p>4.70</text:p>
          </table:table-cell>
          <table:table-cell table:number-columns-repeated="1021"/>
        </table:table-row>
        <table:table-row table:style-name="ro1">
          <table:table-cell table:style-name="ce2" office:value-type="float" office:value="567.048" calcext:value-type="float">
            <text:p>567.0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63632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2" office:value-type="float" office:value="261.573" calcext:value-type="float">
            <text:p>261.5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8489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2" office:value-type="float" office:value="300.152" calcext:value-type="float">
            <text:p>300.1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1366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426.747" calcext:value-type="float">
            <text:p>426.7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261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2" office:value-type="float" office:value="224.533" calcext:value-type="float">
            <text:p>224.53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.40621" calcext:value-type="float">
            <text:p>3.41</text:p>
          </table:table-cell>
          <table:table-cell table:number-columns-repeated="1021"/>
        </table:table-row>
        <table:table-row table:style-name="ro1">
          <table:table-cell table:style-name="ce2" office:value-type="float" office:value="188.435" calcext:value-type="float">
            <text:p>188.4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94425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350.632" calcext:value-type="float">
            <text:p>350.6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5492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828.03" calcext:value-type="float">
            <text:p>828.0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.90283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906.837" calcext:value-type="float">
            <text:p>906.8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5875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643.024" calcext:value-type="float">
            <text:p>643.0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03525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2" office:value-type="float" office:value="123.1" calcext:value-type="float">
            <text:p>123.1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2727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float" office:value="205.44" calcext:value-type="float">
            <text:p>205.4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6268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float" office:value="523.188" calcext:value-type="float">
            <text:p>523.1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03589" calcext:value-type="float">
            <text:p>5.04</text:p>
          </table:table-cell>
          <table:table-cell table:number-columns-repeated="1021"/>
        </table:table-row>
        <table:table-row table:style-name="ro1">
          <table:table-cell table:style-name="ce2" office:value-type="float" office:value="581.919" calcext:value-type="float">
            <text:p>581.9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33831" calcext:value-type="float">
            <text:p>4.34</text:p>
          </table:table-cell>
          <table:table-cell table:number-columns-repeated="1021"/>
        </table:table-row>
        <table:table-row table:style-name="ro1">
          <table:table-cell table:style-name="ce2" office:value-type="float" office:value="664.417" calcext:value-type="float">
            <text:p>664.4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97879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2" office:value-type="float" office:value="288.854" calcext:value-type="float">
            <text:p>288.8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21026" calcext:value-type="float">
            <text:p>6.21</text:p>
          </table:table-cell>
          <table:table-cell table:number-columns-repeated="1021"/>
        </table:table-row>
        <table:table-row table:style-name="ro1">
          <table:table-cell table:style-name="ce2" office:value-type="float" office:value="72.4072" calcext:value-type="float">
            <text:p>72.4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62287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2" office:value-type="float" office:value="419.584" calcext:value-type="float">
            <text:p>419.5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7920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2" office:value-type="float" office:value="883.248" calcext:value-type="float">
            <text:p>883.2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14614" calcext:value-type="float">
            <text:p>3.15</text:p>
          </table:table-cell>
          <table:table-cell table:number-columns-repeated="1021"/>
        </table:table-row>
        <table:table-row table:style-name="ro1">
          <table:table-cell table:style-name="ce2" office:value-type="float" office:value="65.7509" calcext:value-type="float">
            <text:p>65.7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4539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2" office:value-type="float" office:value="629.58" calcext:value-type="float">
            <text:p>629.5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8213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2" office:value-type="float" office:value="976.802" calcext:value-type="float">
            <text:p>976.8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99813" calcext:value-type="float">
            <text:p>4.00</text:p>
          </table:table-cell>
          <table:table-cell table:number-columns-repeated="1021"/>
        </table:table-row>
        <table:table-row table:style-name="ro1">
          <table:table-cell table:style-name="ce2" office:value-type="float" office:value="924.655" calcext:value-type="float">
            <text:p>924.6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41824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2" office:value-type="float" office:value="108.017" calcext:value-type="float">
            <text:p>108.0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33991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2" office:value-type="float" office:value="297.266" calcext:value-type="float">
            <text:p>297.2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.23366" calcext:value-type="float">
            <text:p>6.23</text:p>
          </table:table-cell>
          <table:table-cell table:number-columns-repeated="1021"/>
        </table:table-row>
        <table:table-row table:style-name="ro1">
          <table:table-cell table:style-name="ce2" office:value-type="float" office:value="990.083" calcext:value-type="float">
            <text:p>990.0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61209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183.729" calcext:value-type="float">
            <text:p>183.7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9536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761.823" calcext:value-type="float">
            <text:p>761.8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42137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2" office:value-type="float" office:value="580.117" calcext:value-type="float">
            <text:p>580.1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.15785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2" office:value-type="float" office:value="323.555" calcext:value-type="float">
            <text:p>323.5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74495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float" office:value="950.944" calcext:value-type="float">
            <text:p>950.94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92644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float" office:value="623.65" calcext:value-type="float">
            <text:p>623.6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0373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2" office:value-type="float" office:value="577.404" calcext:value-type="float">
            <text:p>577.4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5698" calcext:value-type="float">
            <text:p>4.86</text:p>
          </table:table-cell>
          <table:table-cell table:number-columns-repeated="1021"/>
        </table:table-row>
        <table:table-row table:style-name="ro1">
          <table:table-cell table:style-name="ce2" office:value-type="float" office:value="886.506" calcext:value-type="float">
            <text:p>886.5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48311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2" office:value-type="float" office:value="104.496" calcext:value-type="float">
            <text:p>104.5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.30635" calcext:value-type="float">
            <text:p>6.31</text:p>
          </table:table-cell>
          <table:table-cell table:number-columns-repeated="1021"/>
        </table:table-row>
        <table:table-row table:style-name="ro1">
          <table:table-cell table:style-name="ce2" office:value-type="float" office:value="146.406" calcext:value-type="float">
            <text:p>146.4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5736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2" office:value-type="float" office:value="601.02" calcext:value-type="float">
            <text:p>601.0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6063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427.235" calcext:value-type="float">
            <text:p>427.2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75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2" office:value-type="float" office:value="673.682" calcext:value-type="float">
            <text:p>673.6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46553" calcext:value-type="float">
            <text:p>3.47</text:p>
          </table:table-cell>
          <table:table-cell table:number-columns-repeated="1021"/>
        </table:table-row>
        <table:table-row table:style-name="ro1">
          <table:table-cell table:style-name="ce2" office:value-type="float" office:value="694.391" calcext:value-type="float">
            <text:p>694.3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.99637" calcext:value-type="float">
            <text:p>4.00</text:p>
          </table:table-cell>
          <table:table-cell table:number-columns-repeated="1021"/>
        </table:table-row>
        <table:table-row table:style-name="ro1">
          <table:table-cell table:style-name="ce2" office:value-type="float" office:value="159.783" calcext:value-type="float">
            <text:p>159.7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6692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400.215" calcext:value-type="float">
            <text:p>400.2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17261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2" office:value-type="float" office:value="612.394" calcext:value-type="float">
            <text:p>612.3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18713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916.945" calcext:value-type="float">
            <text:p>916.9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6295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2" office:value-type="float" office:value="386.553" calcext:value-type="float">
            <text:p>386.5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19067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129.338" calcext:value-type="float">
            <text:p>129.3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3267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float" office:value="610.511" calcext:value-type="float">
            <text:p>610.5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23459" calcext:value-type="float">
            <text:p>6.23</text:p>
          </table:table-cell>
          <table:table-cell table:number-columns-repeated="1021"/>
        </table:table-row>
        <table:table-row table:style-name="ro1">
          <table:table-cell table:style-name="ce2" office:value-type="float" office:value="106.239" calcext:value-type="float">
            <text:p>106.24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6.21046" calcext:value-type="float">
            <text:p>6.21</text:p>
          </table:table-cell>
          <table:table-cell table:number-columns-repeated="1021"/>
        </table:table-row>
        <table:table-row table:style-name="ro1">
          <table:table-cell table:style-name="ce2" office:value-type="float" office:value="876.565" calcext:value-type="float">
            <text:p>876.5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7482" calcext:value-type="float">
            <text:p>5.75</text:p>
          </table:table-cell>
          <table:table-cell table:number-columns-repeated="1021"/>
        </table:table-row>
        <table:table-row table:style-name="ro1">
          <table:table-cell table:style-name="ce2" office:value-type="float" office:value="387.97" calcext:value-type="float">
            <text:p>387.9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7602" calcext:value-type="float">
            <text:p>5.68</text:p>
          </table:table-cell>
          <table:table-cell table:number-columns-repeated="1021"/>
        </table:table-row>
        <table:table-row table:style-name="ro1">
          <table:table-cell table:style-name="ce2" office:value-type="float" office:value="998.949" calcext:value-type="float">
            <text:p>998.9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94666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467.418" calcext:value-type="float">
            <text:p>467.4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6.19285" calcext:value-type="float">
            <text:p>6.19</text:p>
          </table:table-cell>
          <table:table-cell table:number-columns-repeated="1021"/>
        </table:table-row>
        <table:table-row table:style-name="ro1">
          <table:table-cell table:style-name="ce2" office:value-type="float" office:value="908.295" calcext:value-type="float">
            <text:p>908.3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44697" calcext:value-type="float">
            <text:p>6.45</text:p>
          </table:table-cell>
          <table:table-cell table:number-columns-repeated="1021"/>
        </table:table-row>
        <table:table-row table:style-name="ro1">
          <table:table-cell table:style-name="ce2" office:value-type="float" office:value="353.25" calcext:value-type="float">
            <text:p>353.2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5531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float" office:value="902.143" calcext:value-type="float">
            <text:p>902.1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1023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2" office:value-type="float" office:value="671.26" calcext:value-type="float">
            <text:p>671.2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5724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2" office:value-type="float" office:value="529.025" calcext:value-type="float">
            <text:p>529.0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7964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2" office:value-type="float" office:value="979.363" calcext:value-type="float">
            <text:p>979.3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066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819.53" calcext:value-type="float">
            <text:p>819.5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56535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float" office:value="81.3418" calcext:value-type="float">
            <text:p>81.3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2064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2" office:value-type="float" office:value="130.55" calcext:value-type="float">
            <text:p>130.5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1651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float" office:value="714.604" calcext:value-type="float">
            <text:p>714.6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9554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898.598" calcext:value-type="float">
            <text:p>898.6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90723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139.051" calcext:value-type="float">
            <text:p>139.0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5617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float" office:value="657.777" calcext:value-type="float">
            <text:p>657.7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18662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211.898" calcext:value-type="float">
            <text:p>211.9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97843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2" office:value-type="float" office:value="665.788" calcext:value-type="float">
            <text:p>665.7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0613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2" office:value-type="float" office:value="301.095" calcext:value-type="float">
            <text:p>301.1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19641" calcext:value-type="float">
            <text:p>4.20</text:p>
          </table:table-cell>
          <table:table-cell table:number-columns-repeated="1021"/>
        </table:table-row>
        <table:table-row table:style-name="ro1">
          <table:table-cell table:style-name="ce2" office:value-type="float" office:value="824.739" calcext:value-type="float">
            <text:p>824.7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0131" calcext:value-type="float">
            <text:p>5.60</text:p>
          </table:table-cell>
          <table:table-cell table:number-columns-repeated="1021"/>
        </table:table-row>
        <table:table-row table:style-name="ro1">
          <table:table-cell table:style-name="ce2" office:value-type="float" office:value="8.18758" calcext:value-type="float">
            <text:p>8.1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9882" calcext:value-type="float">
            <text:p>4.60</text:p>
          </table:table-cell>
          <table:table-cell table:number-columns-repeated="1021"/>
        </table:table-row>
        <table:table-row table:style-name="ro1">
          <table:table-cell table:style-name="ce2" office:value-type="float" office:value="166.605" calcext:value-type="float">
            <text:p>166.6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9035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2" office:value-type="float" office:value="663.3" calcext:value-type="float">
            <text:p>663.3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706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2" office:value-type="float" office:value="157.728" calcext:value-type="float">
            <text:p>157.7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73968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float" office:value="743.954" calcext:value-type="float">
            <text:p>743.95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5.29834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501.71" calcext:value-type="float">
            <text:p>501.7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42542" calcext:value-type="float">
            <text:p>3.43</text:p>
          </table:table-cell>
          <table:table-cell table:number-columns-repeated="1021"/>
        </table:table-row>
        <table:table-row table:style-name="ro1">
          <table:table-cell table:style-name="ce2" office:value-type="float" office:value="604.897" calcext:value-type="float">
            <text:p>604.9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95076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2" office:value-type="float" office:value="645.846" calcext:value-type="float">
            <text:p>645.8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57785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2" office:value-type="float" office:value="676.227" calcext:value-type="float">
            <text:p>676.2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74538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397.436" calcext:value-type="float">
            <text:p>397.4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0666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float" office:value="871.298" calcext:value-type="float">
            <text:p>871.3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447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2" office:value-type="float" office:value="182.399" calcext:value-type="float">
            <text:p>182.4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15969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2" office:value-type="float" office:value="37.8514" calcext:value-type="float">
            <text:p>37.8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6.7841" calcext:value-type="float">
            <text:p>6.78</text:p>
          </table:table-cell>
          <table:table-cell table:number-columns-repeated="1021"/>
        </table:table-row>
        <table:table-row table:style-name="ro1">
          <table:table-cell table:style-name="ce2" office:value-type="float" office:value="568.449" calcext:value-type="float">
            <text:p>568.4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4295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float" office:value="592.15" calcext:value-type="float">
            <text:p>592.1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94055" calcext:value-type="float">
            <text:p>5.94</text:p>
          </table:table-cell>
          <table:table-cell table:number-columns-repeated="1021"/>
        </table:table-row>
        <table:table-row table:style-name="ro1">
          <table:table-cell table:style-name="ce2" office:value-type="float" office:value="364.226" calcext:value-type="float">
            <text:p>364.2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56893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float" office:value="865.385" calcext:value-type="float">
            <text:p>865.3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50103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2" office:value-type="float" office:value="641.415" calcext:value-type="float">
            <text:p>641.42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26453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float" office:value="93.6946" calcext:value-type="float">
            <text:p>93.6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95112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float" office:value="789.648" calcext:value-type="float">
            <text:p>789.6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11027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2" office:value-type="float" office:value="502.047" calcext:value-type="float">
            <text:p>502.0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86602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86.6812" calcext:value-type="float">
            <text:p>86.6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7209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float" office:value="474.921" calcext:value-type="float">
            <text:p>474.9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30757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561.206" calcext:value-type="float">
            <text:p>561.2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73025" calcext:value-type="float">
            <text:p>5.73</text:p>
          </table:table-cell>
          <table:table-cell table:number-columns-repeated="1021"/>
        </table:table-row>
        <table:table-row table:style-name="ro1">
          <table:table-cell table:style-name="ce2" office:value-type="float" office:value="192.213" calcext:value-type="float">
            <text:p>192.2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99992" calcext:value-type="float">
            <text:p>4.00</text:p>
          </table:table-cell>
          <table:table-cell table:number-columns-repeated="1021"/>
        </table:table-row>
        <table:table-row table:style-name="ro1">
          <table:table-cell table:style-name="ce2" office:value-type="float" office:value="790.782" calcext:value-type="float">
            <text:p>790.7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41225" calcext:value-type="float">
            <text:p>6.41</text:p>
          </table:table-cell>
          <table:table-cell table:number-columns-repeated="1021"/>
        </table:table-row>
        <table:table-row table:style-name="ro1">
          <table:table-cell table:style-name="ce2" office:value-type="float" office:value="708.448" calcext:value-type="float">
            <text:p>708.4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0151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503.239" calcext:value-type="float">
            <text:p>503.2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82706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2" office:value-type="float" office:value="423.366" calcext:value-type="float">
            <text:p>423.3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3696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2" office:value-type="float" office:value="433.598" calcext:value-type="float">
            <text:p>433.6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0024" calcext:value-type="float">
            <text:p>4.00</text:p>
          </table:table-cell>
          <table:table-cell table:number-columns-repeated="1021"/>
        </table:table-row>
        <table:table-row table:style-name="ro1">
          <table:table-cell table:style-name="ce2" office:value-type="float" office:value="376.372" calcext:value-type="float">
            <text:p>376.3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6057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2" office:value-type="float" office:value="639.221" calcext:value-type="float">
            <text:p>639.2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4689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167.57" calcext:value-type="float">
            <text:p>167.5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91489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944.141" calcext:value-type="float">
            <text:p>944.1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3659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2" office:value-type="float" office:value="845.295" calcext:value-type="float">
            <text:p>845.3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0104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21.8357" calcext:value-type="float">
            <text:p>21.84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3072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338.475" calcext:value-type="float">
            <text:p>338.4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4099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float" office:value="957.758" calcext:value-type="float">
            <text:p>957.7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1196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794.294" calcext:value-type="float">
            <text:p>794.29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6.22298" calcext:value-type="float">
            <text:p>6.22</text:p>
          </table:table-cell>
          <table:table-cell table:number-columns-repeated="1021"/>
        </table:table-row>
        <table:table-row table:style-name="ro1">
          <table:table-cell table:style-name="ce2" office:value-type="float" office:value="43.8182" calcext:value-type="float">
            <text:p>43.8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26435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2" office:value-type="float" office:value="75.157" calcext:value-type="float">
            <text:p>75.1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865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2" office:value-type="float" office:value="515.396" calcext:value-type="float">
            <text:p>515.4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2385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float" office:value="355.067" calcext:value-type="float">
            <text:p>355.0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8618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2" office:value-type="float" office:value="183.873" calcext:value-type="float">
            <text:p>183.8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93825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465.287" calcext:value-type="float">
            <text:p>465.2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9454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2" office:value-type="float" office:value="953.126" calcext:value-type="float">
            <text:p>953.1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6996" calcext:value-type="float">
            <text:p>4.47</text:p>
          </table:table-cell>
          <table:table-cell table:number-columns-repeated="1021"/>
        </table:table-row>
        <table:table-row table:style-name="ro1">
          <table:table-cell table:style-name="ce2" office:value-type="float" office:value="193.017" calcext:value-type="float">
            <text:p>193.0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52495" calcext:value-type="float">
            <text:p>6.52</text:p>
          </table:table-cell>
          <table:table-cell table:number-columns-repeated="1021"/>
        </table:table-row>
        <table:table-row table:style-name="ro1">
          <table:table-cell table:style-name="ce2" office:value-type="float" office:value="379.888" calcext:value-type="float">
            <text:p>379.8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38836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2" office:value-type="float" office:value="383.802" calcext:value-type="float">
            <text:p>383.8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68213" calcext:value-type="float">
            <text:p>5.68</text:p>
          </table:table-cell>
          <table:table-cell table:number-columns-repeated="1021"/>
        </table:table-row>
        <table:table-row table:style-name="ro1">
          <table:table-cell table:style-name="ce2" office:value-type="float" office:value="634.168" calcext:value-type="float">
            <text:p>634.1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6207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float" office:value="408.173" calcext:value-type="float">
            <text:p>408.1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3517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2" office:value-type="float" office:value="779.458" calcext:value-type="float">
            <text:p>779.4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47611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2" office:value-type="float" office:value="281.714" calcext:value-type="float">
            <text:p>281.7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3509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2" office:value-type="float" office:value="350.054" calcext:value-type="float">
            <text:p>350.0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46855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2" office:value-type="float" office:value="162.689" calcext:value-type="float">
            <text:p>162.6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2664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2" office:value-type="float" office:value="140.442" calcext:value-type="float">
            <text:p>140.4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6.88385" calcext:value-type="float">
            <text:p>6.88</text:p>
          </table:table-cell>
          <table:table-cell table:number-columns-repeated="1021"/>
        </table:table-row>
        <table:table-row table:style-name="ro1">
          <table:table-cell table:style-name="ce2" office:value-type="float" office:value="308.304" calcext:value-type="float">
            <text:p>308.3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0249" calcext:value-type="float">
            <text:p>5.60</text:p>
          </table:table-cell>
          <table:table-cell table:number-columns-repeated="1021"/>
        </table:table-row>
        <table:table-row table:style-name="ro1">
          <table:table-cell table:style-name="ce2" office:value-type="float" office:value="751.199" calcext:value-type="float">
            <text:p>751.2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7.10221" calcext:value-type="float">
            <text:p>7.10</text:p>
          </table:table-cell>
          <table:table-cell table:number-columns-repeated="1021"/>
        </table:table-row>
        <table:table-row table:style-name="ro1">
          <table:table-cell table:style-name="ce2" office:value-type="float" office:value="152.612" calcext:value-type="float">
            <text:p>152.6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35332" calcext:value-type="float">
            <text:p>5.35</text:p>
          </table:table-cell>
          <table:table-cell table:number-columns-repeated="1021"/>
        </table:table-row>
        <table:table-row table:style-name="ro1">
          <table:table-cell table:style-name="ce2" office:value-type="float" office:value="217.388" calcext:value-type="float">
            <text:p>217.3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9932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672.016" calcext:value-type="float">
            <text:p>672.0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.8798" calcext:value-type="float">
            <text:p>3.88</text:p>
          </table:table-cell>
          <table:table-cell table:number-columns-repeated="1021"/>
        </table:table-row>
        <table:table-row table:style-name="ro1">
          <table:table-cell table:style-name="ce2" office:value-type="float" office:value="904.024" calcext:value-type="float">
            <text:p>904.0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16473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2" office:value-type="float" office:value="784.386" calcext:value-type="float">
            <text:p>784.3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6979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float" office:value="659.862" calcext:value-type="float">
            <text:p>659.8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9216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float" office:value="257.728" calcext:value-type="float">
            <text:p>257.73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4.0365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2" office:value-type="float" office:value="772.379" calcext:value-type="float">
            <text:p>772.3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5012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2" office:value-type="float" office:value="227.433" calcext:value-type="float">
            <text:p>227.4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91049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102.369" calcext:value-type="float">
            <text:p>102.3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1494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float" office:value="920.024" calcext:value-type="float">
            <text:p>920.0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02722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2" office:value-type="float" office:value="952.401" calcext:value-type="float">
            <text:p>952.4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4143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2" office:value-type="float" office:value="415.051" calcext:value-type="float">
            <text:p>415.0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5489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float" office:value="491.985" calcext:value-type="float">
            <text:p>491.9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69297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float" office:value="339.174" calcext:value-type="float">
            <text:p>339.1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03857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2" office:value-type="float" office:value="119.854" calcext:value-type="float">
            <text:p>119.8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0819" calcext:value-type="float">
            <text:p>5.61</text:p>
          </table:table-cell>
          <table:table-cell table:number-columns-repeated="1021"/>
        </table:table-row>
        <table:table-row table:style-name="ro1">
          <table:table-cell table:style-name="ce2" office:value-type="float" office:value="127.826" calcext:value-type="float">
            <text:p>127.8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49544" calcext:value-type="float">
            <text:p>4.50</text:p>
          </table:table-cell>
          <table:table-cell table:number-columns-repeated="1021"/>
        </table:table-row>
        <table:table-row table:style-name="ro1">
          <table:table-cell table:style-name="ce2" office:value-type="float" office:value="138.123" calcext:value-type="float">
            <text:p>138.1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6.68442" calcext:value-type="float">
            <text:p>6.68</text:p>
          </table:table-cell>
          <table:table-cell table:number-columns-repeated="1021"/>
        </table:table-row>
        <table:table-row table:style-name="ro1">
          <table:table-cell table:style-name="ce2" office:value-type="float" office:value="766.826" calcext:value-type="float">
            <text:p>766.8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45825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2" office:value-type="float" office:value="36.5777" calcext:value-type="float">
            <text:p>36.5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01241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398.955" calcext:value-type="float">
            <text:p>398.9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926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float" office:value="511.201" calcext:value-type="float">
            <text:p>511.2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712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2" office:value-type="float" office:value="649.315" calcext:value-type="float">
            <text:p>649.3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08112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2" office:value-type="float" office:value="945.994" calcext:value-type="float">
            <text:p>945.9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5893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720.398" calcext:value-type="float">
            <text:p>720.4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6.27233" calcext:value-type="float">
            <text:p>6.27</text:p>
          </table:table-cell>
          <table:table-cell table:number-columns-repeated="1021"/>
        </table:table-row>
        <table:table-row table:style-name="ro1">
          <table:table-cell table:style-name="ce2" office:value-type="float" office:value="799.899" calcext:value-type="float">
            <text:p>799.9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8015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2" office:value-type="float" office:value="504.267" calcext:value-type="float">
            <text:p>504.2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83812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2" office:value-type="float" office:value="856.767" calcext:value-type="float">
            <text:p>856.7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81209" calcext:value-type="float">
            <text:p>3.81</text:p>
          </table:table-cell>
          <table:table-cell table:number-columns-repeated="1021"/>
        </table:table-row>
        <table:table-row table:style-name="ro1">
          <table:table-cell table:style-name="ce2" office:value-type="float" office:value="982.724" calcext:value-type="float">
            <text:p>982.7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69717" calcext:value-type="float">
            <text:p>4.70</text:p>
          </table:table-cell>
          <table:table-cell table:number-columns-repeated="1021"/>
        </table:table-row>
        <table:table-row table:style-name="ro1">
          <table:table-cell table:style-name="ce2" office:value-type="float" office:value="835.08" calcext:value-type="float">
            <text:p>835.08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07214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2" office:value-type="float" office:value="316.108" calcext:value-type="float">
            <text:p>316.11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89619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742" calcext:value-type="float">
            <text:p>742.0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69545" calcext:value-type="float">
            <text:p>4.70</text:p>
          </table:table-cell>
          <table:table-cell table:number-columns-repeated="1021"/>
        </table:table-row>
        <table:table-row table:style-name="ro1">
          <table:table-cell table:style-name="ce2" office:value-type="float" office:value="678.867" calcext:value-type="float">
            <text:p>678.8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9462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2" office:value-type="float" office:value="181.812" calcext:value-type="float">
            <text:p>181.8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45304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float" office:value="397.548" calcext:value-type="float">
            <text:p>397.5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.92039" calcext:value-type="float">
            <text:p>2.92</text:p>
          </table:table-cell>
          <table:table-cell table:number-columns-repeated="1021"/>
        </table:table-row>
        <table:table-row table:style-name="ro1">
          <table:table-cell table:style-name="ce2" office:value-type="float" office:value="867.967" calcext:value-type="float">
            <text:p>867.9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00342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2" office:value-type="float" office:value="607.347" calcext:value-type="float">
            <text:p>607.3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87487" calcext:value-type="float">
            <text:p>5.87</text:p>
          </table:table-cell>
          <table:table-cell table:number-columns-repeated="1021"/>
        </table:table-row>
        <table:table-row table:style-name="ro1">
          <table:table-cell table:style-name="ce2" office:value-type="float" office:value="497.346" calcext:value-type="float">
            <text:p>497.3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41272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2" office:value-type="float" office:value="345.983" calcext:value-type="float">
            <text:p>345.9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87719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903.533" calcext:value-type="float">
            <text:p>903.5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8337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2" office:value-type="float" office:value="530.359" calcext:value-type="float">
            <text:p>530.3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75765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2" office:value-type="float" office:value="267.553" calcext:value-type="float">
            <text:p>267.5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1634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2" office:value-type="float" office:value="370.684" calcext:value-type="float">
            <text:p>370.6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.04377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2" office:value-type="float" office:value="211.429" calcext:value-type="float">
            <text:p>211.4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79404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2" office:value-type="float" office:value="431.835" calcext:value-type="float">
            <text:p>431.8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6119" calcext:value-type="float">
            <text:p>5.61</text:p>
          </table:table-cell>
          <table:table-cell table:number-columns-repeated="1021"/>
        </table:table-row>
        <table:table-row table:style-name="ro1">
          <table:table-cell table:style-name="ce2" office:value-type="float" office:value="182.436" calcext:value-type="float">
            <text:p>182.4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18243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2" office:value-type="float" office:value="550.971" calcext:value-type="float">
            <text:p>550.9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6902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73.7723" calcext:value-type="float">
            <text:p>73.7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81693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2" office:value-type="float" office:value="7.23618" calcext:value-type="float">
            <text:p>7.2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02214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407.168" calcext:value-type="float">
            <text:p>407.1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8405" calcext:value-type="float">
            <text:p>5.68</text:p>
          </table:table-cell>
          <table:table-cell table:number-columns-repeated="1021"/>
        </table:table-row>
        <table:table-row table:style-name="ro1">
          <table:table-cell table:style-name="ce2" office:value-type="float" office:value="784.696" calcext:value-type="float">
            <text:p>784.7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3256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2" office:value-type="float" office:value="618.289" calcext:value-type="float">
            <text:p>618.2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73007" calcext:value-type="float">
            <text:p>5.73</text:p>
          </table:table-cell>
          <table:table-cell table:number-columns-repeated="1021"/>
        </table:table-row>
        <table:table-row table:style-name="ro1">
          <table:table-cell table:style-name="ce2" office:value-type="float" office:value="671.35" calcext:value-type="float">
            <text:p>671.3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6.45138" calcext:value-type="float">
            <text:p>6.45</text:p>
          </table:table-cell>
          <table:table-cell table:number-columns-repeated="1021"/>
        </table:table-row>
        <table:table-row table:style-name="ro1">
          <table:table-cell table:style-name="ce2" office:value-type="float" office:value="144.834" calcext:value-type="float">
            <text:p>144.8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70062" calcext:value-type="float">
            <text:p>5.70</text:p>
          </table:table-cell>
          <table:table-cell table:number-columns-repeated="1021"/>
        </table:table-row>
        <table:table-row table:style-name="ro1">
          <table:table-cell table:style-name="ce2" office:value-type="float" office:value="447.046" calcext:value-type="float">
            <text:p>447.0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46988" calcext:value-type="float">
            <text:p>4.47</text:p>
          </table:table-cell>
          <table:table-cell table:number-columns-repeated="1021"/>
        </table:table-row>
        <table:table-row table:style-name="ro1">
          <table:table-cell table:style-name="ce2" office:value-type="float" office:value="596.66" calcext:value-type="float">
            <text:p>596.6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72934" calcext:value-type="float">
            <text:p>5.73</text:p>
          </table:table-cell>
          <table:table-cell table:number-columns-repeated="1021"/>
        </table:table-row>
        <table:table-row table:style-name="ro1">
          <table:table-cell table:style-name="ce2" office:value-type="float" office:value="814.671" calcext:value-type="float">
            <text:p>814.6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32551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2" office:value-type="float" office:value="915.353" calcext:value-type="float">
            <text:p>915.3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4558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float" office:value="613.978" calcext:value-type="float">
            <text:p>613.9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86797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2" office:value-type="float" office:value="1.92651" calcext:value-type="float">
            <text:p>1.9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2005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932.615" calcext:value-type="float">
            <text:p>932.6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6.02778" calcext:value-type="float">
            <text:p>6.03</text:p>
          </table:table-cell>
          <table:table-cell table:number-columns-repeated="1021"/>
        </table:table-row>
        <table:table-row table:style-name="ro1">
          <table:table-cell table:style-name="ce2" office:value-type="float" office:value="92.963" calcext:value-type="float">
            <text:p>92.9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1507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float" office:value="521.532" calcext:value-type="float">
            <text:p>521.53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4.12955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2" office:value-type="float" office:value="764.111" calcext:value-type="float">
            <text:p>764.1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6.22116" calcext:value-type="float">
            <text:p>6.22</text:p>
          </table:table-cell>
          <table:table-cell table:number-columns-repeated="1021"/>
        </table:table-row>
        <table:table-row table:style-name="ro1">
          <table:table-cell table:style-name="ce2" office:value-type="float" office:value="959.439" calcext:value-type="float">
            <text:p>959.44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52064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2" office:value-type="float" office:value="85.6741" calcext:value-type="float">
            <text:p>85.6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04405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2" office:value-type="float" office:value="348.905" calcext:value-type="float">
            <text:p>348.9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2167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float" office:value="606.976" calcext:value-type="float">
            <text:p>606.9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74012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2" office:value-type="float" office:value="324.386" calcext:value-type="float">
            <text:p>324.39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88185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2" office:value-type="float" office:value="956.575" calcext:value-type="float">
            <text:p>956.5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885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float" office:value="454.268" calcext:value-type="float">
            <text:p>454.2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51395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float" office:value="419.779" calcext:value-type="float">
            <text:p>419.7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298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2" office:value-type="float" office:value="834.585" calcext:value-type="float">
            <text:p>834.5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78264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2" office:value-type="float" office:value="860.503" calcext:value-type="float">
            <text:p>860.5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40885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2" office:value-type="float" office:value="556.217" calcext:value-type="float">
            <text:p>556.2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3146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2" office:value-type="float" office:value="301.896" calcext:value-type="float">
            <text:p>301.9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50068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2" office:value-type="float" office:value="805.345" calcext:value-type="float">
            <text:p>805.3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2832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2" office:value-type="float" office:value="379.691" calcext:value-type="float">
            <text:p>379.6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8862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2" office:value-type="float" office:value="157.519" calcext:value-type="float">
            <text:p>157.5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8339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391.139" calcext:value-type="float">
            <text:p>391.14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5.02557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2" office:value-type="float" office:value="869.914" calcext:value-type="float">
            <text:p>869.9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50304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2" office:value-type="float" office:value="252.019" calcext:value-type="float">
            <text:p>252.0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03411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2" office:value-type="float" office:value="260.327" calcext:value-type="float">
            <text:p>260.3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46381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2" office:value-type="float" office:value="393.025" calcext:value-type="float">
            <text:p>393.0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7064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float" office:value="690.669" calcext:value-type="float">
            <text:p>690.6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2726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2" office:value-type="float" office:value="520.873" calcext:value-type="float">
            <text:p>520.8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142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float" office:value="383.209" calcext:value-type="float">
            <text:p>383.2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1815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874.891" calcext:value-type="float">
            <text:p>874.8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53245" calcext:value-type="float">
            <text:p>5.53</text:p>
          </table:table-cell>
          <table:table-cell table:number-columns-repeated="1021"/>
        </table:table-row>
        <table:table-row table:style-name="ro1">
          <table:table-cell table:style-name="ce2" office:value-type="float" office:value="611.182" calcext:value-type="float">
            <text:p>611.1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52591" calcext:value-type="float">
            <text:p>5.53</text:p>
          </table:table-cell>
          <table:table-cell table:number-columns-repeated="1021"/>
        </table:table-row>
        <table:table-row table:style-name="ro1">
          <table:table-cell table:style-name="ce2" office:value-type="float" office:value="341.101" calcext:value-type="float">
            <text:p>341.1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6475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float" office:value="667.087" calcext:value-type="float">
            <text:p>667.0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01256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2" office:value-type="float" office:value="940.821" calcext:value-type="float">
            <text:p>940.8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2561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2" office:value-type="float" office:value="457.637" calcext:value-type="float">
            <text:p>457.6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92845" calcext:value-type="float">
            <text:p>5.93</text:p>
          </table:table-cell>
          <table:table-cell table:number-columns-repeated="1021"/>
        </table:table-row>
        <table:table-row table:style-name="ro1">
          <table:table-cell table:style-name="ce2" office:value-type="float" office:value="538.085" calcext:value-type="float">
            <text:p>538.0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7723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2" office:value-type="float" office:value="424.301" calcext:value-type="float">
            <text:p>424.3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0153" calcext:value-type="float">
            <text:p>5.40</text:p>
          </table:table-cell>
          <table:table-cell table:number-columns-repeated="1021"/>
        </table:table-row>
        <table:table-row table:style-name="ro1">
          <table:table-cell table:style-name="ce2" office:value-type="float" office:value="243.015" calcext:value-type="float">
            <text:p>243.0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425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float" office:value="337.127" calcext:value-type="float">
            <text:p>337.1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18854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321.974" calcext:value-type="float">
            <text:p>321.97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4.7427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float" office:value="887.385" calcext:value-type="float">
            <text:p>887.3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45677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2" office:value-type="float" office:value="643.419" calcext:value-type="float">
            <text:p>643.4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9494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float" office:value="717.069" calcext:value-type="float">
            <text:p>717.0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32212" calcext:value-type="float">
            <text:p>6.32</text:p>
          </table:table-cell>
          <table:table-cell table:number-columns-repeated="1021"/>
        </table:table-row>
        <table:table-row table:style-name="ro1">
          <table:table-cell table:style-name="ce2" office:value-type="float" office:value="235.595" calcext:value-type="float">
            <text:p>235.6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01995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645.975" calcext:value-type="float">
            <text:p>645.9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5719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2" office:value-type="float" office:value="531.956" calcext:value-type="float">
            <text:p>531.9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78474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2" office:value-type="float" office:value="814.131" calcext:value-type="float">
            <text:p>814.1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3437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495.013" calcext:value-type="float">
            <text:p>495.0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6694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2" office:value-type="float" office:value="6.09068" calcext:value-type="float">
            <text:p>6.0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98965" calcext:value-type="float">
            <text:p>5.99</text:p>
          </table:table-cell>
          <table:table-cell table:number-columns-repeated="1021"/>
        </table:table-row>
        <table:table-row table:style-name="ro1">
          <table:table-cell table:style-name="ce2" office:value-type="float" office:value="967.17" calcext:value-type="float">
            <text:p>967.1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7065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2" office:value-type="float" office:value="949.072" calcext:value-type="float">
            <text:p>949.0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45394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2" office:value-type="float" office:value="275.279" calcext:value-type="float">
            <text:p>275.2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67453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942.922" calcext:value-type="float">
            <text:p>942.9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17513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float" office:value="570.33" calcext:value-type="float">
            <text:p>570.3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67465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2" office:value-type="float" office:value="536.624" calcext:value-type="float">
            <text:p>536.6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3191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float" office:value="27.5301" calcext:value-type="float">
            <text:p>27.5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28968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float" office:value="429.898" calcext:value-type="float">
            <text:p>429.9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5343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2" office:value-type="float" office:value="489.656" calcext:value-type="float">
            <text:p>489.6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8632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2" office:value-type="float" office:value="894.98" calcext:value-type="float">
            <text:p>894.9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82548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2" office:value-type="float" office:value="764.065" calcext:value-type="float">
            <text:p>764.0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55418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float" office:value="615.254" calcext:value-type="float">
            <text:p>615.2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5123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2" office:value-type="float" office:value="117.553" calcext:value-type="float">
            <text:p>117.5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55426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float" office:value="992.566" calcext:value-type="float">
            <text:p>992.57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4.80095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2" office:value-type="float" office:value="139.176" calcext:value-type="float">
            <text:p>139.1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74246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2" office:value-type="float" office:value="985.963" calcext:value-type="float">
            <text:p>985.9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86115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2" office:value-type="float" office:value="851.615" calcext:value-type="float">
            <text:p>851.6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0134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660.772" calcext:value-type="float">
            <text:p>660.7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52709" calcext:value-type="float">
            <text:p>6.53</text:p>
          </table:table-cell>
          <table:table-cell table:number-columns-repeated="1021"/>
        </table:table-row>
        <table:table-row table:style-name="ro1">
          <table:table-cell table:style-name="ce2" office:value-type="float" office:value="270.473" calcext:value-type="float">
            <text:p>270.4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1515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2" office:value-type="float" office:value="548.794" calcext:value-type="float">
            <text:p>548.7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3342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956.488" calcext:value-type="float">
            <text:p>956.4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5897" calcext:value-type="float">
            <text:p>4.86</text:p>
          </table:table-cell>
          <table:table-cell table:number-columns-repeated="1021"/>
        </table:table-row>
        <table:table-row table:style-name="ro1">
          <table:table-cell table:style-name="ce2" office:value-type="float" office:value="920.24" calcext:value-type="float">
            <text:p>920.2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811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2" office:value-type="float" office:value="910.565" calcext:value-type="float">
            <text:p>910.5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5994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2" office:value-type="float" office:value="288.021" calcext:value-type="float">
            <text:p>288.0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84122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2" office:value-type="float" office:value="277.966" calcext:value-type="float">
            <text:p>277.9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35186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2" office:value-type="float" office:value="425.463" calcext:value-type="float">
            <text:p>425.4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7131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776.937" calcext:value-type="float">
            <text:p>776.9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8369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2" office:value-type="float" office:value="330.742" calcext:value-type="float">
            <text:p>330.7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9022" calcext:value-type="float">
            <text:p>4.90</text:p>
          </table:table-cell>
          <table:table-cell table:number-columns-repeated="1021"/>
        </table:table-row>
        <table:table-row table:style-name="ro1">
          <table:table-cell table:style-name="ce2" office:value-type="float" office:value="940.876" calcext:value-type="float">
            <text:p>940.8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61531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2" office:value-type="float" office:value="323.925" calcext:value-type="float">
            <text:p>323.9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12774" calcext:value-type="float">
            <text:p>6.13</text:p>
          </table:table-cell>
          <table:table-cell table:number-columns-repeated="1021"/>
        </table:table-row>
        <table:table-row table:style-name="ro1">
          <table:table-cell table:style-name="ce2" office:value-type="float" office:value="326.979" calcext:value-type="float">
            <text:p>326.9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8006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2" office:value-type="float" office:value="703.734" calcext:value-type="float">
            <text:p>703.7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6738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2" office:value-type="float" office:value="826.787" calcext:value-type="float">
            <text:p>826.7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66503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915.648" calcext:value-type="float">
            <text:p>915.6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229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float" office:value="821.036" calcext:value-type="float">
            <text:p>821.0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6562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2" office:value-type="float" office:value="937.542" calcext:value-type="float">
            <text:p>937.5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0741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265.022" calcext:value-type="float">
            <text:p>265.0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1523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2" office:value-type="float" office:value="854.801" calcext:value-type="float">
            <text:p>854.8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14994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float" office:value="598.721" calcext:value-type="float">
            <text:p>598.7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5872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float" office:value="529.231" calcext:value-type="float">
            <text:p>529.2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0979" calcext:value-type="float">
            <text:p>4.91</text:p>
          </table:table-cell>
          <table:table-cell table:number-columns-repeated="1021"/>
        </table:table-row>
        <table:table-row table:style-name="ro1">
          <table:table-cell table:style-name="ce2" office:value-type="float" office:value="322.852" calcext:value-type="float">
            <text:p>322.85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4.7104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2" office:value-type="float" office:value="334.57" calcext:value-type="float">
            <text:p>334.5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93662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2" office:value-type="float" office:value="576.952" calcext:value-type="float">
            <text:p>576.9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66465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185.812" calcext:value-type="float">
            <text:p>185.8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.73123" calcext:value-type="float">
            <text:p>6.73</text:p>
          </table:table-cell>
          <table:table-cell table:number-columns-repeated="1021"/>
        </table:table-row>
        <table:table-row table:style-name="ro1">
          <table:table-cell table:style-name="ce2" office:value-type="float" office:value="67.6984" calcext:value-type="float">
            <text:p>67.7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8197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float" office:value="746.452" calcext:value-type="float">
            <text:p>746.4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13845" calcext:value-type="float">
            <text:p>6.14</text:p>
          </table:table-cell>
          <table:table-cell table:number-columns-repeated="1021"/>
        </table:table-row>
        <table:table-row table:style-name="ro1">
          <table:table-cell table:style-name="ce2" office:value-type="float" office:value="291.931" calcext:value-type="float">
            <text:p>291.9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5992" calcext:value-type="float">
            <text:p>6.60</text:p>
          </table:table-cell>
          <table:table-cell table:number-columns-repeated="1021"/>
        </table:table-row>
        <table:table-row table:style-name="ro1">
          <table:table-cell table:style-name="ce2" office:value-type="float" office:value="606.468" calcext:value-type="float">
            <text:p>606.4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376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2" office:value-type="float" office:value="617.335" calcext:value-type="float">
            <text:p>617.3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3529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378.074" calcext:value-type="float">
            <text:p>378.0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4852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823.677" calcext:value-type="float">
            <text:p>823.6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61315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318.922" calcext:value-type="float">
            <text:p>318.9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47877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2" office:value-type="float" office:value="364.483" calcext:value-type="float">
            <text:p>364.4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.7910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2" office:value-type="float" office:value="801.538" calcext:value-type="float">
            <text:p>801.5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8355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881.453" calcext:value-type="float">
            <text:p>881.4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76283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548.275" calcext:value-type="float">
            <text:p>548.2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74269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2" office:value-type="float" office:value="887.567" calcext:value-type="float">
            <text:p>887.5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15419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2" office:value-type="float" office:value="395.494" calcext:value-type="float">
            <text:p>395.4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314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2" office:value-type="float" office:value="489.153" calcext:value-type="float">
            <text:p>489.1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48369" calcext:value-type="float">
            <text:p>6.48</text:p>
          </table:table-cell>
          <table:table-cell table:number-columns-repeated="1021"/>
        </table:table-row>
        <table:table-row table:style-name="ro1">
          <table:table-cell table:style-name="ce2" office:value-type="float" office:value="715.75" calcext:value-type="float">
            <text:p>715.7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09547" calcext:value-type="float">
            <text:p>6.10</text:p>
          </table:table-cell>
          <table:table-cell table:number-columns-repeated="1021"/>
        </table:table-row>
        <table:table-row table:style-name="ro1">
          <table:table-cell table:style-name="ce2" office:value-type="float" office:value="826" calcext:value-type="float">
            <text:p>826.0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.76754" calcext:value-type="float">
            <text:p>6.77</text:p>
          </table:table-cell>
          <table:table-cell table:number-columns-repeated="1021"/>
        </table:table-row>
        <table:table-row table:style-name="ro1">
          <table:table-cell table:style-name="ce2" office:value-type="float" office:value="346.855" calcext:value-type="float">
            <text:p>346.8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68576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float" office:value="405.157" calcext:value-type="float">
            <text:p>405.16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16869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2" office:value-type="float" office:value="275.778" calcext:value-type="float">
            <text:p>275.7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75049" calcext:value-type="float">
            <text:p>5.75</text:p>
          </table:table-cell>
          <table:table-cell table:number-columns-repeated="1021"/>
        </table:table-row>
        <table:table-row table:style-name="ro1">
          <table:table-cell table:style-name="ce2" office:value-type="float" office:value="65.9281" calcext:value-type="float">
            <text:p>65.9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9701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2" office:value-type="float" office:value="559.496" calcext:value-type="float">
            <text:p>559.5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55772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2" office:value-type="float" office:value="497.518" calcext:value-type="float">
            <text:p>497.5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6021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2" office:value-type="float" office:value="570.684" calcext:value-type="float">
            <text:p>570.6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49882" calcext:value-type="float">
            <text:p>4.50</text:p>
          </table:table-cell>
          <table:table-cell table:number-columns-repeated="1021"/>
        </table:table-row>
        <table:table-row table:style-name="ro1">
          <table:table-cell table:style-name="ce2" office:value-type="float" office:value="520.159" calcext:value-type="float">
            <text:p>520.16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69143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float" office:value="603.827" calcext:value-type="float">
            <text:p>603.8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06985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2" office:value-type="float" office:value="-422949" calcext:value-type="float">
            <text:p>-422,949.0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84093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2" office:value-type="float" office:value="47.1856" calcext:value-type="float">
            <text:p>47.1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29563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829.095" calcext:value-type="float">
            <text:p>829.1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4847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827.185" calcext:value-type="float">
            <text:p>827.1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3887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float" office:value="157.252" calcext:value-type="float">
            <text:p>157.2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1452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float" office:value="683.057" calcext:value-type="float">
            <text:p>683.0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08337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2" office:value-type="float" office:value="594.823" calcext:value-type="float">
            <text:p>594.8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0637" calcext:value-type="float">
            <text:p>6.06</text:p>
          </table:table-cell>
          <table:table-cell table:number-columns-repeated="1021"/>
        </table:table-row>
        <table:table-row table:style-name="ro1">
          <table:table-cell table:style-name="ce2" office:value-type="float" office:value="676.965" calcext:value-type="float">
            <text:p>676.9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30558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float" office:value="238.532" calcext:value-type="float">
            <text:p>238.5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47277" calcext:value-type="float">
            <text:p>4.47</text:p>
          </table:table-cell>
          <table:table-cell table:number-columns-repeated="1021"/>
        </table:table-row>
        <table:table-row table:style-name="ro1">
          <table:table-cell table:style-name="ce2" office:value-type="float" office:value="248.202" calcext:value-type="float">
            <text:p>248.2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628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2" office:value-type="float" office:value="19.3946" calcext:value-type="float">
            <text:p>19.3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0404" calcext:value-type="float">
            <text:p>5.04</text:p>
          </table:table-cell>
          <table:table-cell table:number-columns-repeated="1021"/>
        </table:table-row>
        <table:table-row table:style-name="ro1">
          <table:table-cell table:style-name="ce2" office:value-type="float" office:value="415.056" calcext:value-type="float">
            <text:p>415.0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58673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2" office:value-type="float" office:value="620.841" calcext:value-type="float">
            <text:p>620.8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1913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float" office:value="751.399" calcext:value-type="float">
            <text:p>751.4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93804" calcext:value-type="float">
            <text:p>5.94</text:p>
          </table:table-cell>
          <table:table-cell table:number-columns-repeated="1021"/>
        </table:table-row>
        <table:table-row table:style-name="ro1">
          <table:table-cell table:style-name="ce2" office:value-type="float" office:value="599.717" calcext:value-type="float">
            <text:p>599.7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7016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2" office:value-type="float" office:value="793.733" calcext:value-type="float">
            <text:p>793.7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833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2" office:value-type="float" office:value="329.963" calcext:value-type="float">
            <text:p>329.9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.97609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2" office:value-type="float" office:value="806.651" calcext:value-type="float">
            <text:p>806.6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39627" calcext:value-type="float">
            <text:p>6.40</text:p>
          </table:table-cell>
          <table:table-cell table:number-columns-repeated="1021"/>
        </table:table-row>
        <table:table-row table:style-name="ro1">
          <table:table-cell table:style-name="ce2" office:value-type="float" office:value="247.092" calcext:value-type="float">
            <text:p>247.0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10142" calcext:value-type="float">
            <text:p>5.10</text:p>
          </table:table-cell>
          <table:table-cell table:number-columns-repeated="1021"/>
        </table:table-row>
        <table:table-row table:style-name="ro1">
          <table:table-cell table:style-name="ce2" office:value-type="float" office:value="743.473" calcext:value-type="float">
            <text:p>743.4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4328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2" office:value-type="float" office:value="593.336" calcext:value-type="float">
            <text:p>593.3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36164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float" office:value="232.728" calcext:value-type="float">
            <text:p>232.7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4009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964.54" calcext:value-type="float">
            <text:p>964.5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3444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2" office:value-type="float" office:value="743.637" calcext:value-type="float">
            <text:p>743.6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66083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772.417" calcext:value-type="float">
            <text:p>772.4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54683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float" office:value="811.785" calcext:value-type="float">
            <text:p>811.79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1658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float" office:value="553.583" calcext:value-type="float">
            <text:p>553.5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.96267" calcext:value-type="float">
            <text:p>5.96</text:p>
          </table:table-cell>
          <table:table-cell table:number-columns-repeated="1021"/>
        </table:table-row>
        <table:table-row table:style-name="ro1">
          <table:table-cell table:style-name="ce2" office:value-type="float" office:value="978.513" calcext:value-type="float">
            <text:p>978.5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83051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2" office:value-type="float" office:value="766.086" calcext:value-type="float">
            <text:p>766.0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18276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2" office:value-type="float" office:value="173.37" calcext:value-type="float">
            <text:p>173.3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87205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9.34484" calcext:value-type="float">
            <text:p>9.3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77351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2" office:value-type="float" office:value="278.332" calcext:value-type="float">
            <text:p>278.3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08084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2" office:value-type="float" office:value="572.098" calcext:value-type="float">
            <text:p>572.1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9892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2" office:value-type="float" office:value="826.369" calcext:value-type="float">
            <text:p>826.3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57462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2" office:value-type="float" office:value="331.042" calcext:value-type="float">
            <text:p>331.0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29932" calcext:value-type="float">
            <text:p>6.30</text:p>
          </table:table-cell>
          <table:table-cell table:number-columns-repeated="1021"/>
        </table:table-row>
        <table:table-row table:style-name="ro1">
          <table:table-cell table:style-name="ce2" office:value-type="float" office:value="810.882" calcext:value-type="float">
            <text:p>810.88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.39497" calcext:value-type="float">
            <text:p>6.39</text:p>
          </table:table-cell>
          <table:table-cell table:number-columns-repeated="1021"/>
        </table:table-row>
        <table:table-row table:style-name="ro1">
          <table:table-cell table:style-name="ce2" office:value-type="float" office:value="402.803" calcext:value-type="float">
            <text:p>402.8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5143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float" office:value="349.66" calcext:value-type="float">
            <text:p>349.6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80467" calcext:value-type="float">
            <text:p>3.80</text:p>
          </table:table-cell>
          <table:table-cell table:number-columns-repeated="1021"/>
        </table:table-row>
        <table:table-row table:style-name="ro1">
          <table:table-cell table:style-name="ce2" office:value-type="float" office:value="781.816" calcext:value-type="float">
            <text:p>781.8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2401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float" office:value="774.62" calcext:value-type="float">
            <text:p>774.6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71676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2" office:value-type="float" office:value="18.5602" calcext:value-type="float">
            <text:p>18.5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66785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2" office:value-type="float" office:value="154.134" calcext:value-type="float">
            <text:p>154.1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64953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float" office:value="457.586" calcext:value-type="float">
            <text:p>457.5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4969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2" office:value-type="float" office:value="862.324" calcext:value-type="float">
            <text:p>862.3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439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2" office:value-type="float" office:value="188.752" calcext:value-type="float">
            <text:p>188.7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66018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161.078" calcext:value-type="float">
            <text:p>161.0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5964" calcext:value-type="float">
            <text:p>4.86</text:p>
          </table:table-cell>
          <table:table-cell table:number-columns-repeated="1021"/>
        </table:table-row>
        <table:table-row table:style-name="ro1">
          <table:table-cell table:style-name="ce2" office:value-type="float" office:value="912.949" calcext:value-type="float">
            <text:p>912.9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55814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2" office:value-type="float" office:value="947.186" calcext:value-type="float">
            <text:p>947.1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70817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2" office:value-type="float" office:value="193.614" calcext:value-type="float">
            <text:p>193.6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7974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2" office:value-type="float" office:value="311.66" calcext:value-type="float">
            <text:p>311.6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3161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2" office:value-type="float" office:value="980.889" calcext:value-type="float">
            <text:p>980.8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.88029" calcext:value-type="float">
            <text:p>2.88</text:p>
          </table:table-cell>
          <table:table-cell table:number-columns-repeated="1021"/>
        </table:table-row>
        <table:table-row table:style-name="ro1">
          <table:table-cell table:style-name="ce2" office:value-type="float" office:value="469.507" calcext:value-type="float">
            <text:p>469.5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566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2" office:value-type="float" office:value="281.322" calcext:value-type="float">
            <text:p>281.3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6188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2" office:value-type="float" office:value="629.886" calcext:value-type="float">
            <text:p>629.8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50461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2" office:value-type="float" office:value="121.223" calcext:value-type="float">
            <text:p>121.2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6233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float" office:value="82.3334" calcext:value-type="float">
            <text:p>82.3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57725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2" office:value-type="float" office:value="212.038" calcext:value-type="float">
            <text:p>212.0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8478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2" office:value-type="float" office:value="654.56" calcext:value-type="float">
            <text:p>654.5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15433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float" office:value="273.978" calcext:value-type="float">
            <text:p>273.9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61456" calcext:value-type="float">
            <text:p>5.61</text:p>
          </table:table-cell>
          <table:table-cell table:number-columns-repeated="1021"/>
        </table:table-row>
        <table:table-row table:style-name="ro1">
          <table:table-cell table:style-name="ce2" office:value-type="float" office:value="165.195" calcext:value-type="float">
            <text:p>165.2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86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2" office:value-type="float" office:value="581.725" calcext:value-type="float">
            <text:p>581.7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9582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2" office:value-type="float" office:value="680.616" calcext:value-type="float">
            <text:p>680.62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23358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float" office:value="124.101" calcext:value-type="float">
            <text:p>124.1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9907" calcext:value-type="float">
            <text:p>5.10</text:p>
          </table:table-cell>
          <table:table-cell table:number-columns-repeated="1021"/>
        </table:table-row>
        <table:table-row table:style-name="ro1">
          <table:table-cell table:style-name="ce2" office:value-type="float" office:value="235.844" calcext:value-type="float">
            <text:p>235.8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5231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float" office:value="901.248" calcext:value-type="float">
            <text:p>901.2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33381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813.779" calcext:value-type="float">
            <text:p>813.7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23587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2" office:value-type="float" office:value="24.6785" calcext:value-type="float">
            <text:p>24.6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56756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2" office:value-type="float" office:value="37.0858" calcext:value-type="float">
            <text:p>37.0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94816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2" office:value-type="float" office:value="158.166" calcext:value-type="float">
            <text:p>158.1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49035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2" office:value-type="float" office:value="562.602" calcext:value-type="float">
            <text:p>562.6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995" calcext:value-type="float">
            <text:p>4.70</text:p>
          </table:table-cell>
          <table:table-cell table:number-columns-repeated="1021"/>
        </table:table-row>
        <table:table-row table:style-name="ro1">
          <table:table-cell table:style-name="ce2" office:value-type="float" office:value="82.5178" calcext:value-type="float">
            <text:p>82.52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5.63965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2" office:value-type="float" office:value="912.257" calcext:value-type="float">
            <text:p>912.26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52671" calcext:value-type="float">
            <text:p>5.53</text:p>
          </table:table-cell>
          <table:table-cell table:number-columns-repeated="1021"/>
        </table:table-row>
        <table:table-row table:style-name="ro1">
          <table:table-cell table:style-name="ce2" office:value-type="float" office:value="339.399" calcext:value-type="float">
            <text:p>339.4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15898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2" office:value-type="float" office:value="326.111" calcext:value-type="float">
            <text:p>326.1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9511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912.71" calcext:value-type="float">
            <text:p>912.7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51514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2" office:value-type="float" office:value="986.137" calcext:value-type="float">
            <text:p>986.14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.54325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2" office:value-type="float" office:value="172.827" calcext:value-type="float">
            <text:p>172.8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43844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2" office:value-type="float" office:value="412.605" calcext:value-type="float">
            <text:p>412.6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2201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2" office:value-type="float" office:value="773.711" calcext:value-type="float">
            <text:p>773.7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15491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2" office:value-type="float" office:value="255.323" calcext:value-type="float">
            <text:p>255.3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.3837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2" office:value-type="float" office:value="806.513" calcext:value-type="float">
            <text:p>806.51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71309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2" office:value-type="float" office:value="311.74" calcext:value-type="float">
            <text:p>311.7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4142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2" office:value-type="float" office:value="353.805" calcext:value-type="float">
            <text:p>353.8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35479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2" office:value-type="float" office:value="176.863" calcext:value-type="float">
            <text:p>176.86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70218" calcext:value-type="float">
            <text:p>4.70</text:p>
          </table:table-cell>
          <table:table-cell table:number-columns-repeated="1021"/>
        </table:table-row>
        <table:table-row table:style-name="ro1">
          <table:table-cell table:style-name="ce2" office:value-type="float" office:value="677.687" calcext:value-type="float">
            <text:p>677.6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02335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595.153" calcext:value-type="float">
            <text:p>595.1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92341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2" office:value-type="float" office:value="683.641" calcext:value-type="float">
            <text:p>683.6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9119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2" office:value-type="float" office:value="706.225" calcext:value-type="float">
            <text:p>706.2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49076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2" office:value-type="float" office:value="451.266" calcext:value-type="float">
            <text:p>451.2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42614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2" office:value-type="float" office:value="696.627" calcext:value-type="float">
            <text:p>696.6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23426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float" office:value="353.703" calcext:value-type="float">
            <text:p>353.7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81155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float" office:value="870.888" calcext:value-type="float">
            <text:p>870.8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6.32796" calcext:value-type="float">
            <text:p>6.33</text:p>
          </table:table-cell>
          <table:table-cell table:number-columns-repeated="1021"/>
        </table:table-row>
        <table:table-row table:style-name="ro1">
          <table:table-cell table:style-name="ce2" office:value-type="float" office:value="947.664" calcext:value-type="float">
            <text:p>947.6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2698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2" office:value-type="float" office:value="897.006" calcext:value-type="float">
            <text:p>897.01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24751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2" office:value-type="float" office:value="483.82" calcext:value-type="float">
            <text:p>483.8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3168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2" office:value-type="float" office:value="857.616" calcext:value-type="float">
            <text:p>857.6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2171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2" office:value-type="float" office:value="149.716" calcext:value-type="float">
            <text:p>149.7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82197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2" office:value-type="float" office:value="332.225" calcext:value-type="float">
            <text:p>332.23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4.88201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837.019" calcext:value-type="float">
            <text:p>837.0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951" calcext:value-type="float">
            <text:p>5.20</text:p>
          </table:table-cell>
          <table:table-cell table:number-columns-repeated="1021"/>
        </table:table-row>
        <table:table-row table:style-name="ro1">
          <table:table-cell table:style-name="ce2" office:value-type="float" office:value="2.25272" calcext:value-type="float">
            <text:p>2.2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6343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float" office:value="170.657" calcext:value-type="float">
            <text:p>170.6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70512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float" office:value="219.736" calcext:value-type="float">
            <text:p>219.7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5621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float" office:value="495.392" calcext:value-type="float">
            <text:p>495.3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17948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float" office:value="120.506" calcext:value-type="float">
            <text:p>120.51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6.11404" calcext:value-type="float">
            <text:p>6.11</text:p>
          </table:table-cell>
          <table:table-cell table:number-columns-repeated="1021"/>
        </table:table-row>
        <table:table-row table:style-name="ro1">
          <table:table-cell table:style-name="ce2" office:value-type="float" office:value="63.5853" calcext:value-type="float">
            <text:p>63.5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87833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2" office:value-type="float" office:value="647.037" calcext:value-type="float">
            <text:p>647.0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2671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192.595" calcext:value-type="float">
            <text:p>192.6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84514" calcext:value-type="float">
            <text:p>5.85</text:p>
          </table:table-cell>
          <table:table-cell table:number-columns-repeated="1021"/>
        </table:table-row>
        <table:table-row table:style-name="ro1">
          <table:table-cell table:style-name="ce2" office:value-type="float" office:value="246.294" calcext:value-type="float">
            <text:p>246.2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7126" calcext:value-type="float">
            <text:p>5.37</text:p>
          </table:table-cell>
          <table:table-cell table:number-columns-repeated="1021"/>
        </table:table-row>
        <table:table-row table:style-name="ro1">
          <table:table-cell table:style-name="ce2" office:value-type="float" office:value="789.575" calcext:value-type="float">
            <text:p>789.5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3658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2" office:value-type="float" office:value="535.504" calcext:value-type="float">
            <text:p>535.5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0601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float" office:value="641.458" calcext:value-type="float">
            <text:p>641.4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6.62017" calcext:value-type="float">
            <text:p>6.62</text:p>
          </table:table-cell>
          <table:table-cell table:number-columns-repeated="1021"/>
        </table:table-row>
        <table:table-row table:style-name="ro1">
          <table:table-cell table:style-name="ce2" office:value-type="float" office:value="59.4523" calcext:value-type="float">
            <text:p>59.45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4.61486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834.018" calcext:value-type="float">
            <text:p>834.0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01925" calcext:value-type="float">
            <text:p>3.02</text:p>
          </table:table-cell>
          <table:table-cell table:number-columns-repeated="1021"/>
        </table:table-row>
        <table:table-row table:style-name="ro1">
          <table:table-cell table:style-name="ce2" office:value-type="float" office:value="598.959" calcext:value-type="float">
            <text:p>598.9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.84147" calcext:value-type="float">
            <text:p>3.84</text:p>
          </table:table-cell>
          <table:table-cell table:number-columns-repeated="1021"/>
        </table:table-row>
        <table:table-row table:style-name="ro1">
          <table:table-cell table:style-name="ce2" office:value-type="float" office:value="295.153" calcext:value-type="float">
            <text:p>295.1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.96274" calcext:value-type="float">
            <text:p>2.96</text:p>
          </table:table-cell>
          <table:table-cell table:number-columns-repeated="1021"/>
        </table:table-row>
        <table:table-row table:style-name="ro1">
          <table:table-cell table:style-name="ce2" office:value-type="float" office:value="567.416" calcext:value-type="float">
            <text:p>567.4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47343" calcext:value-type="float">
            <text:p>4.47</text:p>
          </table:table-cell>
          <table:table-cell table:number-columns-repeated="1021"/>
        </table:table-row>
        <table:table-row table:style-name="ro1">
          <table:table-cell table:style-name="ce2" office:value-type="float" office:value="139.239" calcext:value-type="float">
            <text:p>139.2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2795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667.753" calcext:value-type="float">
            <text:p>667.7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4.61409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2" office:value-type="float" office:value="496.447" calcext:value-type="float">
            <text:p>496.4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.32175" calcext:value-type="float">
            <text:p>3.32</text:p>
          </table:table-cell>
          <table:table-cell table:number-columns-repeated="1021"/>
        </table:table-row>
        <table:table-row table:style-name="ro1">
          <table:table-cell table:style-name="ce2" office:value-type="float" office:value="497.285" calcext:value-type="float">
            <text:p>497.29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6732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float" office:value="205.281" calcext:value-type="float">
            <text:p>205.2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8271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2" office:value-type="float" office:value="24.4392" calcext:value-type="float">
            <text:p>24.4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0451" calcext:value-type="float">
            <text:p>5.30</text:p>
          </table:table-cell>
          <table:table-cell table:number-columns-repeated="1021"/>
        </table:table-row>
        <table:table-row table:style-name="ro1">
          <table:table-cell table:style-name="ce2" office:value-type="float" office:value="65.1644" calcext:value-type="float">
            <text:p>65.1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82839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float" office:value="287.127" calcext:value-type="float">
            <text:p>287.1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318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2" office:value-type="float" office:value="91.6783" calcext:value-type="float">
            <text:p>91.6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64884" calcext:value-type="float">
            <text:p>6.65</text:p>
          </table:table-cell>
          <table:table-cell table:number-columns-repeated="1021"/>
        </table:table-row>
        <table:table-row table:style-name="ro1">
          <table:table-cell table:style-name="ce2" office:value-type="float" office:value="668.908" calcext:value-type="float">
            <text:p>668.9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74134" calcext:value-type="float">
            <text:p>3.74</text:p>
          </table:table-cell>
          <table:table-cell table:number-columns-repeated="1021"/>
        </table:table-row>
        <table:table-row table:style-name="ro1">
          <table:table-cell table:style-name="ce2" office:value-type="float" office:value="761.804" calcext:value-type="float">
            <text:p>761.8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1198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float" office:value="836.64" calcext:value-type="float">
            <text:p>836.6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.33906" calcext:value-type="float">
            <text:p>6.34</text:p>
          </table:table-cell>
          <table:table-cell table:number-columns-repeated="1021"/>
        </table:table-row>
        <table:table-row table:style-name="ro1">
          <table:table-cell table:style-name="ce2" office:value-type="float" office:value="767.539" calcext:value-type="float">
            <text:p>767.5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7352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float" office:value="134.098" calcext:value-type="float">
            <text:p>134.1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24847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2" office:value-type="float" office:value="468.98" calcext:value-type="float">
            <text:p>468.9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96572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2" office:value-type="float" office:value="475.33" calcext:value-type="float">
            <text:p>475.3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35377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2" office:value-type="float" office:value="497.739" calcext:value-type="float">
            <text:p>497.7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3107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368.873" calcext:value-type="float">
            <text:p>368.8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74092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2" office:value-type="float" office:value="249.404" calcext:value-type="float">
            <text:p>249.4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04478" calcext:value-type="float">
            <text:p>5.04</text:p>
          </table:table-cell>
          <table:table-cell table:number-columns-repeated="1021"/>
        </table:table-row>
        <table:table-row table:style-name="ro1">
          <table:table-cell table:style-name="ce2" office:value-type="float" office:value="799.199" calcext:value-type="float">
            <text:p>799.2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12204" calcext:value-type="float">
            <text:p>6.12</text:p>
          </table:table-cell>
          <table:table-cell table:number-columns-repeated="1021"/>
        </table:table-row>
        <table:table-row table:style-name="ro1">
          <table:table-cell table:style-name="ce2" office:value-type="float" office:value="659.182" calcext:value-type="float">
            <text:p>659.1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50874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2" office:value-type="float" office:value="313.986" calcext:value-type="float">
            <text:p>313.9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14651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2" office:value-type="float" office:value="529.15" calcext:value-type="float">
            <text:p>529.1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08281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2" office:value-type="float" office:value="37.0969" calcext:value-type="float">
            <text:p>37.1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18756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float" office:value="741.596" calcext:value-type="float">
            <text:p>741.6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.74748" calcext:value-type="float">
            <text:p>3.75</text:p>
          </table:table-cell>
          <table:table-cell table:number-columns-repeated="1021"/>
        </table:table-row>
        <table:table-row table:style-name="ro1">
          <table:table-cell table:style-name="ce2" office:value-type="float" office:value="429.677" calcext:value-type="float">
            <text:p>429.6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59184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2" office:value-type="float" office:value="97.6176" calcext:value-type="float">
            <text:p>97.6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.90937" calcext:value-type="float">
            <text:p>3.91</text:p>
          </table:table-cell>
          <table:table-cell table:number-columns-repeated="1021"/>
        </table:table-row>
        <table:table-row table:style-name="ro1">
          <table:table-cell table:style-name="ce2" office:value-type="float" office:value="398.328" calcext:value-type="float">
            <text:p>398.3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04583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float" office:value="127.116" calcext:value-type="float">
            <text:p>127.1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49179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float" office:value="226.055" calcext:value-type="float">
            <text:p>226.06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.74957" calcext:value-type="float">
            <text:p>3.75</text:p>
          </table:table-cell>
          <table:table-cell table:number-columns-repeated="1021"/>
        </table:table-row>
        <table:table-row table:style-name="ro1">
          <table:table-cell table:style-name="ce2" office:value-type="float" office:value="364.386" calcext:value-type="float">
            <text:p>364.3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8309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2" office:value-type="float" office:value="570.783" calcext:value-type="float">
            <text:p>570.78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.52487" calcext:value-type="float">
            <text:p>5.52</text:p>
          </table:table-cell>
          <table:table-cell table:number-columns-repeated="1021"/>
        </table:table-row>
        <table:table-row table:style-name="ro1">
          <table:table-cell table:style-name="ce2" office:value-type="float" office:value="781.326" calcext:value-type="float">
            <text:p>781.3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6733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float" office:value="474.637" calcext:value-type="float">
            <text:p>474.6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58472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2" office:value-type="float" office:value="113.15" calcext:value-type="float">
            <text:p>113.1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8891" calcext:value-type="float">
            <text:p>3.89</text:p>
          </table:table-cell>
          <table:table-cell table:number-columns-repeated="1021"/>
        </table:table-row>
        <table:table-row table:style-name="ro1">
          <table:table-cell table:style-name="ce2" office:value-type="float" office:value="97.784" calcext:value-type="float">
            <text:p>97.7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57553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2" office:value-type="float" office:value="188.546" calcext:value-type="float">
            <text:p>188.5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33314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float" office:value="958.327" calcext:value-type="float">
            <text:p>958.3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97094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2" office:value-type="float" office:value="133.708" calcext:value-type="float">
            <text:p>133.7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40437" calcext:value-type="float">
            <text:p>4.40</text:p>
          </table:table-cell>
          <table:table-cell table:number-columns-repeated="1021"/>
        </table:table-row>
        <table:table-row table:style-name="ro1">
          <table:table-cell table:style-name="ce2" office:value-type="float" office:value="404.57" calcext:value-type="float">
            <text:p>404.5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.94976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2" office:value-type="float" office:value="759.176" calcext:value-type="float">
            <text:p>759.1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49478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float" office:value="805.198" calcext:value-type="float">
            <text:p>805.2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2789" calcext:value-type="float">
            <text:p>5.28</text:p>
          </table:table-cell>
          <table:table-cell table:number-columns-repeated="1021"/>
        </table:table-row>
        <table:table-row table:style-name="ro1">
          <table:table-cell table:style-name="ce2" office:value-type="float" office:value="252.889" calcext:value-type="float">
            <text:p>252.8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57146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float" office:value="463.562" calcext:value-type="float">
            <text:p>463.5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81207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float" office:value="569.914" calcext:value-type="float">
            <text:p>569.9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74738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float" office:value="651.406" calcext:value-type="float">
            <text:p>651.4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4916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float" office:value="846.857" calcext:value-type="float">
            <text:p>846.8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86207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2" office:value-type="float" office:value="817.636" calcext:value-type="float">
            <text:p>817.6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31273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float" office:value="674.457" calcext:value-type="float">
            <text:p>674.4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.83929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2" office:value-type="float" office:value="481.995" calcext:value-type="float">
            <text:p>482.0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.00798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float" office:value="416.267" calcext:value-type="float">
            <text:p>416.2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27707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2" office:value-type="float" office:value="91.5884" calcext:value-type="float">
            <text:p>91.59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70533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float" office:value="663.559" calcext:value-type="float">
            <text:p>663.5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9622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float" office:value="63.6173" calcext:value-type="float">
            <text:p>63.6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5004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2" office:value-type="float" office:value="825.999" calcext:value-type="float">
            <text:p>826.0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33072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2" office:value-type="float" office:value="495.648" calcext:value-type="float">
            <text:p>495.6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50731" calcext:value-type="float">
            <text:p>3.51</text:p>
          </table:table-cell>
          <table:table-cell table:number-columns-repeated="1021"/>
        </table:table-row>
        <table:table-row table:style-name="ro1">
          <table:table-cell table:style-name="ce2" office:value-type="float" office:value="855.014" calcext:value-type="float">
            <text:p>855.0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04646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float" office:value="85.7724" calcext:value-type="float">
            <text:p>85.7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7835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2" office:value-type="float" office:value="770.269" calcext:value-type="float">
            <text:p>770.2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31992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2" office:value-type="float" office:value="775.701" calcext:value-type="float">
            <text:p>775.7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.70681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2" office:value-type="float" office:value="447.705" calcext:value-type="float">
            <text:p>447.71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50394" calcext:value-type="float">
            <text:p>4.50</text:p>
          </table:table-cell>
          <table:table-cell table:number-columns-repeated="1021"/>
        </table:table-row>
        <table:table-row table:style-name="ro1">
          <table:table-cell table:style-name="ce2" office:value-type="float" office:value="730.719" calcext:value-type="float">
            <text:p>730.7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.3091" calcext:value-type="float">
            <text:p>3.31</text:p>
          </table:table-cell>
          <table:table-cell table:number-columns-repeated="1021"/>
        </table:table-row>
        <table:table-row table:style-name="ro1">
          <table:table-cell table:style-name="ce2" office:value-type="float" office:value="240.343" calcext:value-type="float">
            <text:p>240.3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.51733" calcext:value-type="float">
            <text:p>5.52</text:p>
          </table:table-cell>
          <table:table-cell table:number-columns-repeated="1021"/>
        </table:table-row>
        <table:table-row table:style-name="ro1">
          <table:table-cell table:style-name="ce2" office:value-type="float" office:value="681.799" calcext:value-type="float">
            <text:p>681.8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65831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float" office:value="970.717" calcext:value-type="float">
            <text:p>970.7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.44654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float" office:value="817.309" calcext:value-type="float">
            <text:p>817.3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.44724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2" office:value-type="float" office:value="286.493" calcext:value-type="float">
            <text:p>286.4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12817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2" office:value-type="float" office:value="276.504" calcext:value-type="float">
            <text:p>276.5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.63441" calcext:value-type="float">
            <text:p>6.63</text:p>
          </table:table-cell>
          <table:table-cell table:number-columns-repeated="1021"/>
        </table:table-row>
        <table:table-row table:style-name="ro1">
          <table:table-cell table:style-name="ce2" office:value-type="float" office:value="584.061" calcext:value-type="float">
            <text:p>584.0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.36918" calcext:value-type="float">
            <text:p>6.37</text:p>
          </table:table-cell>
          <table:table-cell table:number-columns-repeated="1021"/>
        </table:table-row>
        <table:table-row table:style-name="ro1">
          <table:table-cell table:style-name="ce2" office:value-type="float" office:value="528.876" calcext:value-type="float">
            <text:p>528.8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.130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2" office:value-type="float" office:value="148.794" calcext:value-type="float">
            <text:p>148.7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.7074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float" office:value="761.73" calcext:value-type="float">
            <text:p>761.7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.79787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2" office:value-type="float" office:value="239.238" calcext:value-type="float">
            <text:p>239.2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.73346" calcext:value-type="float">
            <text:p>3.73</text:p>
          </table:table-cell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03" meta:object-count="0"/>
    <meta:generator>LibreOfficeDev/6.0.5.2$Linux_X86_64 LibreOffice_project/</meta:generator>
  </office:meta>
</office:document-meta>
</file>